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Liberation Mono', Courier, monospace"/>
    <style:font-face style:name="Georgia" svg:font-family="Georgia, 'URW Bookman L', Helvetica, Arial, sans-serif"/>
    <style:font-face style:name="Lohit Devanagari1" svg:font-family="'Lohit Devanagari'"/>
    <style:font-face style:name="inherit" svg:font-family="inherit"/>
    <style:font-face style:name="DejaVu Sans Mono" svg:font-family="'DejaVu Sans Mono'" style:font-family-generic="modern" style:font-pitch="fixed"/>
    <style:font-face style:name="Lohit Devanagari2" svg:font-family="'Lohit Devanagari'"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officeooo:rsid="001e7e09" officeooo:paragraph-rsid="001e7e09"/>
    </style:style>
    <style:style style:name="P2" style:family="paragraph" style:parent-style-name="Text_20_body">
      <style:text-properties fo:font-variant="normal" fo:text-transform="none" fo:color="#222222" style:font-name="inherit" fo:font-size="12pt" fo:letter-spacing="normal" fo:font-style="normal" fo:font-weight="normal" officeooo:rsid="001e7e09" officeooo:paragraph-rsid="001e7e09"/>
    </style:style>
    <style:style style:name="P3" style:family="paragraph" style:parent-style-name="Text_20_body">
      <style:paragraph-properties fo:margin-left="0in" fo:margin-right="0in" fo:margin-top="0in" fo:margin-bottom="0in" style:contextual-spacing="false" fo:line-height="160%" fo:text-indent="0in" style:auto-text-indent="false" fo:padding="0in" fo:border="none"/>
    </style:style>
    <style:style style:name="P4" style:family="paragraph" style:parent-style-name="Text_20_body" style:list-style-name="L2">
      <style:paragraph-properties fo:margin-left="0in" fo:margin-right="0in" fo:margin-top="0in" fo:margin-bottom="0in" style:contextual-spacing="false" fo:line-height="160%" fo:text-indent="0in" style:auto-text-indent="false" fo:padding="0in" fo:border="none"/>
    </style:style>
    <style:style style:name="P5" style:family="paragraph" style:parent-style-name="Text_20_body" style:list-style-name="L5">
      <style:paragraph-properties fo:margin-left="0in" fo:margin-right="0in" fo:margin-top="0in" fo:margin-bottom="0in" style:contextual-spacing="false" fo:line-height="160%" fo:text-indent="0in" style:auto-text-indent="false" fo:padding="0in" fo:border="none"/>
    </style:style>
    <style:style style:name="P6" style:family="paragraph" style:parent-style-name="Text_20_body" style:list-style-name="L6">
      <style:paragraph-properties fo:margin-left="0in" fo:margin-right="0in" fo:margin-top="0in" fo:margin-bottom="0in" style:contextual-spacing="false" fo:line-height="160%" fo:text-indent="0in" style:auto-text-indent="false" fo:padding="0in" fo:border="none"/>
    </style:style>
    <style:style style:name="P7" style:family="paragraph" style:parent-style-name="Text_20_body" style:list-style-name="L7">
      <style:paragraph-properties fo:margin-left="0in" fo:margin-right="0in" fo:margin-top="0in" fo:margin-bottom="0in" style:contextual-spacing="false" fo:line-height="160%" fo:text-indent="0in" style:auto-text-indent="false" fo:padding="0in" fo:border="none"/>
    </style:style>
    <style:style style:name="P8" style:family="paragraph" style:parent-style-name="Text_20_body" style:list-style-name="L9">
      <style:paragraph-properties fo:margin-left="0in" fo:margin-right="0in" fo:margin-top="0in" fo:margin-bottom="0in" style:contextual-spacing="false" fo:line-height="160%" fo:text-indent="0in" style:auto-text-indent="false" fo:padding="0in" fo:border="none"/>
    </style:style>
    <style:style style:name="P9" style:family="paragraph" style:parent-style-name="Text_20_body" style:list-style-name="L11">
      <style:paragraph-properties fo:margin-left="0in" fo:margin-right="0in" fo:margin-top="0in" fo:margin-bottom="0in" style:contextual-spacing="false" fo:line-height="160%" fo:text-indent="0in" style:auto-text-indent="false" fo:padding="0in" fo:border="none"/>
    </style:style>
    <style:style style:name="P10" style:family="paragraph" style:parent-style-name="Text_20_body" style:list-style-name="L12">
      <style:paragraph-properties fo:margin-left="0in" fo:margin-right="0in" fo:margin-top="0in" fo:margin-bottom="0in" style:contextual-spacing="false" fo:line-height="160%" fo:text-indent="0in" style:auto-text-indent="false" fo:padding="0in" fo:border="none"/>
    </style:style>
    <style:style style:name="P11" style:family="paragraph" style:parent-style-name="Text_20_body">
      <style:paragraph-properties fo:margin-left="0in" fo:margin-right="0in" fo:margin-top="0in" fo:margin-bottom="0in" style:contextual-spacing="false" fo:line-height="160%" fo:text-indent="0in" style:auto-text-indent="false" fo:padding="0in" fo:border="none"/>
      <style:text-properties fo:font-variant="normal" fo:text-transform="none" fo:color="#222222" style:font-name="inherit" fo:font-size="12pt" fo:letter-spacing="normal" fo:font-style="normal" fo:font-weight="normal"/>
    </style:style>
    <style:style style:name="P12" style:family="paragraph" style:parent-style-name="Text_20_body" style:list-style-name="L1">
      <style:paragraph-properties fo:margin-left="0in" fo:margin-right="0in" fo:margin-top="0in" fo:margin-bottom="0in" style:contextual-spacing="false" fo:line-height="160%" fo:text-indent="0in" style:auto-text-indent="false" fo:padding="0in" fo:border="none"/>
      <style:text-properties fo:font-variant="normal" fo:text-transform="none" fo:color="#222222" style:font-name="inherit" fo:font-size="12pt" fo:letter-spacing="normal" fo:font-style="normal" fo:font-weight="normal"/>
    </style:style>
    <style:style style:name="P13" style:family="paragraph" style:parent-style-name="Text_20_body" style:list-style-name="L3">
      <style:paragraph-properties fo:margin-left="0in" fo:margin-right="0in" fo:margin-top="0in" fo:margin-bottom="0in" style:contextual-spacing="false" fo:line-height="160%" fo:text-indent="0in" style:auto-text-indent="false" fo:padding="0in" fo:border="none"/>
      <style:text-properties fo:font-variant="normal" fo:text-transform="none" fo:color="#222222" style:font-name="inherit" fo:font-size="12pt" fo:letter-spacing="normal" fo:font-style="normal" fo:font-weight="normal"/>
    </style:style>
    <style:style style:name="P14" style:family="paragraph" style:parent-style-name="Text_20_body" style:list-style-name="L4">
      <style:paragraph-properties fo:margin-left="0in" fo:margin-right="0in" fo:margin-top="0in" fo:margin-bottom="0in" style:contextual-spacing="false" fo:line-height="160%" fo:text-indent="0in" style:auto-text-indent="false" fo:padding="0in" fo:border="none"/>
      <style:text-properties fo:font-variant="normal" fo:text-transform="none" fo:color="#222222" style:font-name="inherit" fo:font-size="12pt" fo:letter-spacing="normal" fo:font-style="normal" fo:font-weight="normal"/>
    </style:style>
    <style:style style:name="P15" style:family="paragraph" style:parent-style-name="Text_20_body" style:list-style-name="L5">
      <style:paragraph-properties fo:margin-left="0in" fo:margin-right="0in" fo:margin-top="0in" fo:margin-bottom="0in" style:contextual-spacing="false" fo:line-height="160%" fo:text-indent="0in" style:auto-text-indent="false" fo:padding="0in" fo:border="none"/>
      <style:text-properties fo:font-variant="normal" fo:text-transform="none" fo:color="#222222" style:font-name="inherit" fo:font-size="12pt" fo:letter-spacing="normal" fo:font-style="normal" fo:font-weight="normal"/>
    </style:style>
    <style:style style:name="P16" style:family="paragraph" style:parent-style-name="Text_20_body" style:list-style-name="L6">
      <style:paragraph-properties fo:margin-left="0in" fo:margin-right="0in" fo:margin-top="0in" fo:margin-bottom="0in" style:contextual-spacing="false" fo:line-height="160%" fo:text-indent="0in" style:auto-text-indent="false" fo:padding="0in" fo:border="none"/>
      <style:text-properties fo:font-variant="normal" fo:text-transform="none" fo:color="#222222" style:font-name="inherit" fo:font-size="12pt" fo:letter-spacing="normal" fo:font-style="normal" fo:font-weight="normal"/>
    </style:style>
    <style:style style:name="P17" style:family="paragraph" style:parent-style-name="Text_20_body" style:list-style-name="L7">
      <style:paragraph-properties fo:margin-left="0in" fo:margin-right="0in" fo:margin-top="0in" fo:margin-bottom="0in" style:contextual-spacing="false" fo:line-height="160%" fo:text-indent="0in" style:auto-text-indent="false" fo:padding="0in" fo:border="none"/>
      <style:text-properties fo:font-variant="normal" fo:text-transform="none" fo:color="#222222" style:font-name="inherit" fo:font-size="12pt" fo:letter-spacing="normal" fo:font-style="normal" fo:font-weight="normal"/>
    </style:style>
    <style:style style:name="P18" style:family="paragraph" style:parent-style-name="Text_20_body" style:list-style-name="L9">
      <style:paragraph-properties fo:margin-left="0in" fo:margin-right="0in" fo:margin-top="0in" fo:margin-bottom="0in" style:contextual-spacing="false" fo:line-height="160%" fo:text-indent="0in" style:auto-text-indent="false" fo:padding="0in" fo:border="none"/>
      <style:text-properties fo:font-variant="normal" fo:text-transform="none" fo:color="#222222" style:font-name="inherit" fo:font-size="12pt" fo:letter-spacing="normal" fo:font-style="normal" fo:font-weight="normal"/>
    </style:style>
    <style:style style:name="P19" style:family="paragraph" style:parent-style-name="Text_20_body" style:list-style-name="L10">
      <style:paragraph-properties fo:margin-left="0in" fo:margin-right="0in" fo:margin-top="0in" fo:margin-bottom="0in" style:contextual-spacing="false" fo:line-height="160%" fo:text-indent="0in" style:auto-text-indent="false" fo:padding="0in" fo:border="none"/>
      <style:text-properties fo:font-variant="normal" fo:text-transform="none" fo:color="#222222" style:font-name="inherit" fo:font-size="12pt" fo:letter-spacing="normal" fo:font-style="normal" fo:font-weight="normal"/>
    </style:style>
    <style:style style:name="P20" style:family="paragraph" style:parent-style-name="Text_20_body" style:list-style-name="L12">
      <style:paragraph-properties fo:margin-left="0in" fo:margin-right="0in" fo:margin-top="0in" fo:margin-bottom="0in" style:contextual-spacing="false" fo:line-height="160%" fo:text-indent="0in" style:auto-text-indent="false" fo:padding="0in" fo:border="none"/>
      <style:text-properties fo:font-variant="normal" fo:text-transform="none" fo:color="#222222" style:font-name="inherit" fo:font-size="12pt" fo:letter-spacing="normal" fo:font-style="normal" fo:font-weight="normal"/>
    </style:style>
    <style:style style:name="P21" style:family="paragraph" style:parent-style-name="Text_20_body" style:list-style-name="L5">
      <style:paragraph-properties fo:margin-left="0in" fo:margin-right="0in" fo:margin-top="0in" fo:margin-bottom="0in" style:contextual-spacing="false" fo:line-height="160%" fo:text-indent="0in" style:auto-text-indent="false" fo:padding-left="0.0311in" fo:padding-right="0.0311in" fo:padding-top="0.0193in" fo:padding-bottom="0.0193in" fo:border="0.06pt solid #cccccc"/>
    </style:style>
    <style:style style:name="P22" style:family="paragraph" style:parent-style-name="Text_20_body" style:list-style-name="L6">
      <style:paragraph-properties fo:margin-left="0in" fo:margin-right="0in" fo:margin-top="0in" fo:margin-bottom="0in" style:contextual-spacing="false" fo:line-height="160%" fo:text-indent="0in" style:auto-text-indent="false" fo:padding-left="0.0311in" fo:padding-right="0.0311in" fo:padding-top="0.0193in" fo:padding-bottom="0.0193in" fo:border="0.06pt solid #cccccc"/>
    </style:style>
    <style:style style:name="P23" style:family="paragraph" style:parent-style-name="Text_20_body" style:list-style-name="L7">
      <style:paragraph-properties fo:margin-left="0in" fo:margin-right="0in" fo:margin-top="0in" fo:margin-bottom="0in" style:contextual-spacing="false" fo:line-height="160%" fo:text-indent="0in" style:auto-text-indent="false" fo:padding-left="0.0311in" fo:padding-right="0.0311in" fo:padding-top="0.0193in" fo:padding-bottom="0.0193in" fo:border="0.06pt solid #cccccc"/>
    </style:style>
    <style:style style:name="P24" style:family="paragraph" style:parent-style-name="Text_20_body" style:list-style-name="L7">
      <style:paragraph-properties fo:margin-left="0in" fo:margin-right="0in" fo:margin-top="0in" fo:margin-bottom="0in" style:contextual-spacing="false" fo:line-height="160%" fo:text-indent="0in" style:auto-text-indent="false" fo:padding-left="0.0311in" fo:padding-right="0.0311in" fo:padding-top="0.0193in" fo:padding-bottom="0.0193in" fo:border="0.06pt solid #cccccc"/>
      <style:text-properties officeooo:paragraph-rsid="001e7e09"/>
    </style:style>
    <style:style style:name="P25" style:family="paragraph" style:parent-style-name="Text_20_body" style:list-style-name="L8">
      <style:paragraph-properties fo:margin-left="0in" fo:margin-right="0in" fo:margin-top="0in" fo:margin-bottom="0in" style:contextual-spacing="false" fo:line-height="160%" fo:text-indent="0in" style:auto-text-indent="false" fo:padding-left="0.0311in" fo:padding-right="0.0311in" fo:padding-top="0.0193in" fo:padding-bottom="0.0193in" fo:border="0.06pt solid #cccccc"/>
    </style:style>
    <style:style style:name="P26" style:family="paragraph" style:parent-style-name="Text_20_body" style:list-style-name="L9">
      <style:paragraph-properties fo:margin-left="0in" fo:margin-right="0in" fo:margin-top="0in" fo:margin-bottom="0in" style:contextual-spacing="false" fo:line-height="160%" fo:text-indent="0in" style:auto-text-indent="false" fo:padding-left="0.0311in" fo:padding-right="0.0311in" fo:padding-top="0.0193in" fo:padding-bottom="0.0193in" fo:border="0.06pt solid #cccccc"/>
    </style:style>
    <style:style style:name="P27" style:family="paragraph" style:parent-style-name="Text_20_body" style:list-style-name="L10">
      <style:paragraph-properties fo:margin-left="0in" fo:margin-right="0in" fo:margin-top="0in" fo:margin-bottom="0in" style:contextual-spacing="false" fo:line-height="160%" fo:text-indent="0in" style:auto-text-indent="false" fo:padding-left="0.0311in" fo:padding-right="0.0311in" fo:padding-top="0.0193in" fo:padding-bottom="0.0193in" fo:border="0.06pt solid #cccccc"/>
    </style:style>
    <style:style style:name="P28" style:family="paragraph" style:parent-style-name="Text_20_body" style:list-style-name="L11">
      <style:paragraph-properties fo:margin-left="0in" fo:margin-right="0in" fo:margin-top="0in" fo:margin-bottom="0in" style:contextual-spacing="false" fo:line-height="160%" fo:text-indent="0in" style:auto-text-indent="false" fo:padding-left="0.0311in" fo:padding-right="0.0311in" fo:padding-top="0.0193in" fo:padding-bottom="0.0193in" fo:border="0.06pt solid #cccccc"/>
    </style:style>
    <style:style style:name="P29" style:family="paragraph" style:parent-style-name="Heading_20_1">
      <style:paragraph-properties fo:text-align="center" style:justify-single-word="false"/>
      <style:text-properties fo:font-variant="normal" fo:text-transform="none" fo:color="#000000" style:font-name="Georgia" fo:letter-spacing="normal" fo:font-style="normal" fo:font-weight="normal"/>
    </style:style>
    <style:style style:name="P30" style:family="paragraph" style:parent-style-name="Heading_20_2">
      <style:paragraph-properties fo:margin-left="0in" fo:margin-right="0in" fo:margin-top="0in" fo:margin-bottom="0in" style:contextual-spacing="false" fo:line-height="139%" fo:text-indent="0in" style:auto-text-indent="false" fo:padding="0in" fo:border="none"/>
      <style:text-properties fo:font-variant="normal" fo:text-transform="none" fo:color="#ba3925" style:font-name="Georgia" fo:font-size="12pt" fo:letter-spacing="normal" fo:font-style="normal" fo:font-weight="normal"/>
    </style:style>
    <style:style style:name="P31" style:family="paragraph" style:parent-style-name="Heading_20_3">
      <style:paragraph-properties fo:margin-left="0in" fo:margin-right="0in" fo:margin-top="0in" fo:margin-bottom="0in" style:contextual-spacing="false" fo:line-height="139%" fo:text-indent="0in" style:auto-text-indent="false" fo:padding="0in" fo:border="none"/>
      <style:text-properties fo:font-variant="normal" fo:text-transform="none" fo:color="#ba3925" style:font-name="Georgia" fo:font-size="12pt" fo:letter-spacing="normal" fo:font-style="normal" fo:font-weight="normal"/>
    </style:style>
    <style:style style:name="P32" style:family="paragraph" style:parent-style-name="Preformatted_20_Text" style:list-style-name="L8">
      <style:paragraph-properties fo:margin-left="0in" fo:margin-right="0in" fo:margin-top="0in" fo:margin-bottom="0in" style:contextual-spacing="false" fo:line-height="139%" fo:text-indent="0in" style:auto-text-indent="false" fo:padding="0in" fo:border="none"/>
      <style:text-properties fo:font-variant="normal" fo:text-transform="none" fo:color="#222222" style:font-name="Consolas" fo:font-size="12pt" fo:letter-spacing="normal" fo:font-style="normal" fo:font-weight="normal"/>
    </style:style>
    <style:style style:name="P33" style:family="paragraph" style:parent-style-name="Preformatted_20_Text" style:list-style-name="L10">
      <style:paragraph-properties fo:margin-left="0in" fo:margin-right="0in" fo:margin-top="0in" fo:margin-bottom="0in" style:contextual-spacing="false" fo:line-height="139%" fo:text-indent="0in" style:auto-text-indent="false" fo:padding="0in" fo:border="none"/>
      <style:text-properties fo:font-variant="normal" fo:text-transform="none" fo:color="#222222" style:font-name="Consolas" fo:font-size="12pt" fo:letter-spacing="normal" fo:font-style="normal" fo:font-weight="normal"/>
    </style:style>
    <style:style style:name="P34" style:family="paragraph" style:parent-style-name="Preformatted_20_Text" style:list-style-name="L6">
      <style:paragraph-properties fo:margin-left="0in" fo:margin-right="0in" fo:margin-top="0in" fo:margin-bottom="0in" style:contextual-spacing="false" fo:line-height="139%" fo:text-indent="0in" style:auto-text-indent="false" fo:padding-left="0in" fo:padding-right="0in" fo:padding-top="0.0193in" fo:padding-bottom="0.0193in" fo:border-left="none" fo:border-right="none" fo:border-top="0.74pt dotted #bfbfbf" fo:border-bottom="0.74pt dotted #bfbfbf"/>
    </style:style>
    <style:style style:name="P35" style:family="paragraph" style:parent-style-name="Preformatted_20_Text" style:list-style-name="L7">
      <style:paragraph-properties fo:margin-left="0in" fo:margin-right="0in" fo:margin-top="0in" fo:margin-bottom="0in" style:contextual-spacing="false" fo:line-height="139%" fo:text-indent="0in" style:auto-text-indent="false" fo:padding-left="0in" fo:padding-right="0in" fo:padding-top="0.0193in" fo:padding-bottom="0.0193in" fo:border-left="none" fo:border-right="none" fo:border-top="0.74pt dotted #bfbfbf" fo:border-bottom="0.74pt dotted #bfbfbf"/>
    </style:style>
    <style:style style:name="P36" style:family="paragraph" style:parent-style-name="Preformatted_20_Text" style:list-style-name="L8">
      <style:paragraph-properties fo:margin-left="0in" fo:margin-right="0in" fo:margin-top="0in" fo:margin-bottom="0in" style:contextual-spacing="false" fo:line-height="139%" fo:text-indent="0in" style:auto-text-indent="false" fo:padding-left="0in" fo:padding-right="0in" fo:padding-top="0.0193in" fo:padding-bottom="0.0193in" fo:border-left="none" fo:border-right="none" fo:border-top="0.74pt dotted #bfbfbf" fo:border-bottom="0.74pt dotted #bfbfbf"/>
    </style:style>
    <style:style style:name="P37" style:family="paragraph" style:parent-style-name="Preformatted_20_Text" style:list-style-name="L10">
      <style:paragraph-properties fo:margin-left="0in" fo:margin-right="0in" fo:margin-top="0in" fo:margin-bottom="0in" style:contextual-spacing="false" fo:line-height="139%" fo:text-indent="0in" style:auto-text-indent="false" fo:padding-left="0in" fo:padding-right="0in" fo:padding-top="0.0193in" fo:padding-bottom="0.0193in" fo:border-left="none" fo:border-right="none" fo:border-top="0.74pt dotted #bfbfbf" fo:border-bottom="0.74pt dotted #bfbfbf"/>
    </style:style>
    <style:style style:name="P38" style:family="paragraph" style:parent-style-name="Preformatted_20_Text" style:list-style-name="L8">
      <style:paragraph-properties fo:margin-top="0in" fo:margin-bottom="0in" style:contextual-spacing="false" fo:line-height="139%" fo:padding="0in" fo:border="none"/>
    </style:style>
    <style:style style:name="P39" style:family="paragraph" style:parent-style-name="Preformatted_20_Text" style:list-style-name="L10">
      <style:paragraph-properties fo:margin-top="0in" fo:margin-bottom="0in" style:contextual-spacing="false" fo:line-height="139%" fo:padding="0in" fo:border="none"/>
    </style:style>
    <style:style style:name="P40" style:family="paragraph" style:parent-style-name="Preformatted_20_Text" style:list-style-name="L8">
      <style:paragraph-properties fo:margin-top="0in" fo:margin-bottom="0in" style:contextual-spacing="false" fo:line-height="139%" fo:padding="0in" fo:border="none"/>
      <style:text-properties fo:font-variant="normal" fo:text-transform="none" fo:color="#222222" style:font-name="Consolas" fo:font-size="12pt" fo:letter-spacing="normal" fo:font-style="normal" style:text-underline-style="solid" style:text-underline-width="auto" style:text-underline-color="font-color" fo:font-weight="normal"/>
    </style:style>
    <style:style style:name="P41" style:family="paragraph" style:parent-style-name="Preformatted_20_Text" style:list-style-name="L10">
      <style:paragraph-properties fo:margin-top="0in" fo:margin-bottom="0in" style:contextual-spacing="false" fo:line-height="139%" fo:padding="0in" fo:border="none"/>
      <style:text-properties fo:font-variant="normal" fo:text-transform="none" fo:color="#222222" style:font-name="Consolas" fo:font-size="12pt" fo:letter-spacing="normal" fo:font-style="normal" style:text-underline-style="solid" style:text-underline-width="auto" style:text-underline-color="font-color" fo:font-weight="normal"/>
    </style:style>
    <style:style style:name="P42" style:family="paragraph" style:parent-style-name="Preformatted_20_Text" style:list-style-name="L8">
      <style:paragraph-properties fo:margin-top="0in" fo:margin-bottom="0in" style:contextual-spacing="false" fo:line-height="139%" fo:padding="0in" fo:border="none"/>
      <style:text-properties fo:font-variant="normal" fo:text-transform="none" fo:color="#222222" style:font-name="Consolas" fo:font-size="12pt" fo:letter-spacing="normal" fo:font-style="normal" fo:font-weight="normal"/>
    </style:style>
    <style:style style:name="P43" style:family="paragraph" style:parent-style-name="Preformatted_20_Text" style:list-style-name="L10">
      <style:paragraph-properties fo:margin-top="0in" fo:margin-bottom="0in" style:contextual-spacing="false" fo:line-height="139%" fo:padding="0in" fo:border="none"/>
      <style:text-properties fo:font-variant="normal" fo:text-transform="none" fo:color="#222222" style:font-name="Consolas" fo:font-size="12pt" fo:letter-spacing="normal" fo:font-style="normal" fo:font-weight="normal"/>
    </style:style>
    <style:style style:name="P44" style:family="paragraph" style:parent-style-name="Preformatted_20_Text" style:list-style-name="L7">
      <style:paragraph-properties fo:margin-top="0in" fo:margin-bottom="0in" style:contextual-spacing="false" fo:line-height="139%" fo:padding-left="0in" fo:padding-right="0in" fo:padding-top="0.0193in" fo:padding-bottom="0.0193in" fo:border-left="none" fo:border-right="none" fo:border-top="0.74pt dotted #bfbfbf" fo:border-bottom="0.74pt dotted #bfbfbf"/>
    </style:style>
    <style:style style:name="T1" style:family="text">
      <style:text-properties style:text-underline-style="solid" style:text-underline-width="auto" style:text-underline-color="font-color"/>
    </style:style>
    <style:style style:name="T2" style:family="text">
      <style:text-properties fo:font-variant="normal" fo:text-transform="none" fo:color="#222222" style:font-name="inherit" fo:font-size="12pt" fo:letter-spacing="normal" fo:font-style="normal" fo:font-weight="bold"/>
    </style:style>
    <style:style style:name="T3" style:family="text">
      <style:text-properties fo:font-variant="normal" fo:text-transform="none" fo:color="#222222" style:font-name="inherit" fo:font-size="12pt" fo:letter-spacing="normal" fo:font-style="normal" fo:font-weight="normal"/>
    </style:style>
    <style:style style:name="T4" style:family="text">
      <style:text-properties fo:font-variant="normal" fo:text-transform="none" fo:color="#222222" style:font-name="inherit" fo:font-size="12pt" fo:letter-spacing="normal" fo:font-style="normal" fo:font-weight="normal" officeooo:rsid="001e7e09"/>
    </style:style>
    <style:style style:name="T5" style:family="text">
      <style:text-properties fo:font-variant="normal" fo:text-transform="none" fo:color="#222222" style:font-name="inherit" fo:font-size="12pt" fo:letter-spacing="normal" fo:font-style="italic" fo:font-weight="normal"/>
    </style:style>
    <style:style style:name="T6" style:family="text">
      <style:text-properties fo:font-variant="normal" fo:text-transform="none" fo:color="#222222" style:font-name="inherit" fo:font-size="9pt" fo:letter-spacing="normal" fo:font-style="italic" fo:font-weight="normal"/>
    </style:style>
    <style:style style:name="T7" style:family="text">
      <style:text-properties fo:font-variant="normal" fo:text-transform="none" fo:color="#222222" style:font-name="inherit" fo:font-size="9pt" fo:letter-spacing="normal" fo:font-style="normal" fo:font-weight="normal"/>
    </style:style>
    <style:style style:name="T8" style:family="text">
      <style:text-properties fo:font-variant="normal" fo:text-transform="none" fo:color="#222222" style:font-name="Consolas" fo:font-size="12pt" fo:letter-spacing="normal" fo:font-style="normal" fo:font-weight="normal"/>
    </style:style>
    <style:style style:name="T9" style:family="text">
      <style:text-properties fo:font-variant="normal" fo:text-transform="none" fo:color="#222222" fo:letter-spacing="normal"/>
    </style:style>
    <style:style style:name="T10" style:family="text">
      <style:text-properties fo:font-variant="normal" fo:text-transform="none" fo:color="#005498" style:font-name="inherit" fo:font-size="12pt" fo:letter-spacing="normal" fo:font-style="normal" style:text-underline-style="solid" style:text-underline-width="auto" style:text-underline-color="font-color" fo:font-weight="bold"/>
    </style:style>
    <style:style style:name="T11" style:family="text">
      <style:text-properties fo:font-variant="normal" fo:text-transform="none" fo:color="#005498" style:font-name="inherit" fo:font-size="12pt" fo:letter-spacing="normal" fo:font-style="normal" style:text-underline-style="solid" style:text-underline-width="auto" style:text-underline-color="font-color" fo:font-weight="normal"/>
    </style:style>
    <style:style style:name="T12" style:family="text">
      <style:text-properties fo:font-variant="normal" fo:text-transform="none" fo:color="#6d180b" style:font-name="Consolas" fo:font-size="12pt" fo:letter-spacing="normal" fo:font-style="normal" fo:font-weight="normal" fo:background-color="#f2f2f2"/>
    </style:style>
    <style:style style:name="T13" style:family="text">
      <style:text-properties fo:font-variant="normal" fo:text-transform="none" fo:color="#6d180b" style:font-name="Consolas" fo:font-size="12pt" fo:letter-spacing="normal" fo:font-style="normal" style:text-underline-style="solid" style:text-underline-width="auto" style:text-underline-color="font-color" fo:font-weight="normal" fo:background-color="#f2f2f2"/>
    </style:style>
    <style:style style:name="T14" style:family="text">
      <style:text-properties fo:font-variant="normal" fo:text-transform="none" fo:color="#000000" style:font-name="Consolas" fo:font-size="12pt" fo:letter-spacing="normal" fo:font-style="normal" fo:font-weight="normal"/>
    </style:style>
    <style:style style:name="T15" style:family="text">
      <style:text-properties fo:font-variant="normal" fo:text-transform="none" fo:color="#009999" style:font-name="Consolas" fo:font-size="12pt" fo:letter-spacing="normal" fo:font-style="normal" fo:font-weight="normal"/>
    </style:style>
    <style:style style:name="T16" style:family="text">
      <style:text-properties fo:font-variant="normal" fo:text-transform="none" fo:color="#007744" style:font-name="Consolas" fo:font-size="12pt" fo:letter-spacing="normal" fo:font-style="normal" fo:font-weight="normal"/>
    </style:style>
    <style:style style:name="T17" style:family="text">
      <style:text-properties fo:font-variant="normal" fo:text-transform="none" fo:color="#dd1144" style:font-name="Consolas" fo:font-size="12pt" fo:letter-spacing="normal" fo:font-style="normal" fo:font-weight="normal"/>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1965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9" text:outline-level="1">Problem Set 2: Crypto</text:h>
      <text:p text:style-name="P3"><text:span text:style-name="Strong_20_Emphasis"><text:span text:style-name="T2">due 31 December 2014, per </text:span></text:span><text:a xlink:type="simple" xlink:href="https://x.cs50.net/2014/schedule"><text:span text:style-name="Strong_20_Emphasis"><text:span text:style-name="T10">schedule</text:span></text:span></text:a></text:p>
      <text:section text:style-name="Sect1" text:name="preamble">
        <text:p text:style-name="P3"><text:span text:style-name="Strong_20_Emphasis"><text:span text:style-name="T2">if unable to view embedded YouTube videos, visit </text:span></text:span><text:a xlink:type="simple" xlink:href="http://cs50.tv/2013/fall/"><text:span text:style-name="Strong_20_Emphasis"><text:span text:style-name="T10">CS50.tv</text:span></text:span></text:a><text:span text:style-name="Strong_20_Emphasis"><text:span text:style-name="T2"> for downloadable MP4s and SRTs</text:span></text:span></text:p>
      </text:section>
      <text:h text:style-name="P30" text:outline-level="2"><text:bookmark text:name="_objectives"/>Objectives</text:h>
      <text:list xml:id="list5187014656310371324" text:style-name="L1">
        <text:list-item>
          <text:p text:style-name="P12">Better acquaint you with functions and libraries.</text:p>
        </text:list-item>
        <text:list-item>
          <text:p text:style-name="P12">Allow you to dabble in cryptography.</text:p>
        </text:list-item>
      </text:list>
      <text:h text:style-name="P30" text:outline-level="2"><text:bookmark text:name="_recommended_reading"/>Recommended Reading</text:h>
      <text:list xml:id="list926270610719998640" text:style-name="L2">
        <text:list-item>
          <text:p text:style-name="P4"><text:span text:style-name="T3">Pages 11 – 14 and 39 of </text:span><text:a xlink:type="simple" xlink:href="http://www.howstuffworks.com/c.htm"><text:span text:style-name="T11">http://www.howstuffworks.com/c.htm</text:span></text:a><text:span text:style-name="T3">.</text:span></text:p>
        </text:list-item>
        <text:list-item>
          <text:p text:style-name="P4"><text:span text:style-name="T3">Chapters 6, 7, 10, 17, 19, 21, 22, 30, and 32 of </text:span><text:span text:style-name="Emphasis"><text:span text:style-name="T5">Absolute Beginner’s Guide to C</text:span></text:span><text:span text:style-name="T3">.</text:span></text:p>
        </text:list-item>
        <text:list-item>
          <text:p text:style-name="P4"><text:span text:style-name="T3">Chapters 7, 8, and 10 of </text:span><text:span text:style-name="Emphasis"><text:span text:style-name="T5">Programming in C</text:span></text:span><text:span text:style-name="T3">.</text:span></text:p>
        </text:list-item>
      </text:list>
      <text:h text:style-name="P30" text:outline-level="2"><text:bookmark text:name="_academic_honesty"/>Academic Honesty</text:h>
      <text:p text:style-name="P11">This course’s philosophy on academic honesty is best stated as "be reasonable." The course recognizes that interactions with classmates and others can facilitate mastery of the course’s material. However, there remains a line between enlisting the help of another and submitting the work of another. This policy characterizes both sides of that line.</text:p>
      <text:p text:style-name="P11">The essence of all work that you submit to this course must be your own. Collaboration on problem sets is not permitted except to the extent that you may ask classmates and others for help so long as that help does not reduce to another doing your work for you. Generally speaking, when asking for help, you may show your code to others, but you may not view theirs, so long as you and they respect this policy’s other constraints. Collaboration on the course’s final project is permitted to the extent prescribed by its specification.</text:p>
      <text:p text:style-name="P11">Below are rules of thumb that (inexhaustively) characterize acts that the course considers reasonable and not reasonable. If in doubt as to whether some act is reasonable, do not commit it.</text:p>
      <text:h text:style-name="P31" text:outline-level="3"><text:bookmark text:name="_reasonable"/>Reasonable</text:h>
      <text:list xml:id="list3350551482063521218" text:style-name="L3">
        <text:list-item>
          <text:p text:style-name="P13">Communicating with classmates about problem sets' problems in English (or some other spoken language).</text:p>
        </text:list-item>
        <text:list-item>
          <text:p text:style-name="P13">Discussing the course’s material with others in order to understand it better.</text:p>
        </text:list-item>
        <text:list-item>
          <text:p text:style-name="P13"><text:soft-page-break/>Helping a classmate identify a bug in his or her code, as by viewing, compiling, or running his or her code, even on your own computer.</text:p>
        </text:list-item>
        <text:list-item>
          <text:p text:style-name="P13">Incorporating snippets of code that you find online or elsewhere into your own code, provided that those snippets are not themselves solutions to assigned problems and that you cite the snippets' origins.</text:p>
        </text:list-item>
        <text:list-item>
          <text:p text:style-name="P13">Sending or showing code that you’ve written to someone, possibly a classmate, so that he or she might help you identify and fix a bug.</text:p>
        </text:list-item>
        <text:list-item>
          <text:p text:style-name="P13">Sharing snippets of your own code on Reddit or elsewhere so that others might help you identify and fix a bug.</text:p>
        </text:list-item>
        <text:list-item>
          <text:p text:style-name="P13">Turning to the web or elsewhere for instruction beyond the course’s own, for references, and for solutions to technical difficulties, but not for outright solutions to problem set’s problems or your own final project.</text:p>
        </text:list-item>
        <text:list-item>
          <text:p text:style-name="P13">Whiteboarding solutions to problem sets with others using diagrams or pseudocode but not actual code.</text:p>
        </text:list-item>
        <text:list-item>
          <text:p text:style-name="P13">Working with (and even paying) a tutor to help you with the course, provided the tutor does not do your work for you.</text:p>
        </text:list-item>
      </text:list>
      <text:h text:style-name="P31" text:outline-level="3"><text:bookmark text:name="_not_reasonable"/>Not Reasonable</text:h>
      <text:list xml:id="list7157700114484173806" text:style-name="L4">
        <text:list-item>
          <text:p text:style-name="P14">Accessing a solution in CS50 Vault to some problem prior to (re-)submitting your own.</text:p>
        </text:list-item>
        <text:list-item>
          <text:p text:style-name="P14">Asking a classmate to see his or her solution to a problem set’s problem before (re-)submitting your own.</text:p>
        </text:list-item>
        <text:list-item>
          <text:p text:style-name="P14">Decompiling, deobfuscating, or disassembling the staff’s solutions to problem sets.</text:p>
        </text:list-item>
        <text:list-item>
          <text:p text:style-name="P14">Failing to cite (as with comments) the origins of code or techniques that you discover outside of the course’s own lessons and integrate into your own work, even while respecting this policy’s other constraints.</text:p>
        </text:list-item>
        <text:list-item>
          <text:p text:style-name="P14">Giving or showing to a classmate your solution to a problem set’s problem when it is he or she, and not you, who is struggling to solve it.</text:p>
        </text:list-item>
        <text:list-item>
          <text:p text:style-name="P14">Paying or offering to pay an individual for work that you may submit as (part of) your own.</text:p>
        </text:list-item>
        <text:list-item>
          <text:p text:style-name="P14">Providing or making available solutions to problem sets to individuals who might take this course in the future.</text:p>
        </text:list-item>
        <text:list-item>
          <text:p text:style-name="P14"><text:soft-page-break/>Searching for or soliciting outright solutions to problem sets online or elsewhere.</text:p>
        </text:list-item>
        <text:list-item>
          <text:p text:style-name="P14">Splitting a problem set’s workload with another individual and combining your work.</text:p>
        </text:list-item>
        <text:list-item>
          <text:p text:style-name="P14">Submitting (after possibly modifying) the work of another individual beyond allowed snippets.</text:p>
        </text:list-item>
        <text:list-item>
          <text:p text:style-name="P14">Submitting the same or similar work to this course that you have submitted or will submit to another.</text:p>
        </text:list-item>
        <text:list-item>
          <text:p text:style-name="P14">Viewing another’s solution to a problem set’s problem and basing your own solution on it.</text:p>
        </text:list-item>
      </text:list>
      <text:h text:style-name="P30" text:outline-level="2"><text:bookmark text:name="_shorts"/>Shorts</text:h>
      <text:list xml:id="list6291277648202589390" text:style-name="L5">
        <text:list-item>
          <text:p text:style-name="P5"><text:span text:style-name="T3">Head to </text:span><text:a xlink:type="simple" xlink:href="https://courses.edx.org/courses/HarvardX/CS50x/2014_T1/courseware/c0986764d695405f9d995f43b7c10676/5194906ad75c4edb9ecd401df372b8f3/"><text:span text:style-name="T11">Week 2’s shorts</text:span></text:a><text:span text:style-name="T3"> and watch the shorts on loops, scope, and the Caesar Cipher. Then head to </text:span><text:a xlink:type="simple" xlink:href="https://courses.edx.org/courses/HarvardX/CS50x/2014_T1/courseware/cdf0594e6a80402bbe902bb107fd2976/22251a2b00ac42788c70ca6f6ccbe7fd/"><text:span text:style-name="T11">Week 3’s shorts</text:span></text:a><text:span text:style-name="T3"> and watch the short on command-line arguments. Be sure you’re reasonably comfortable answering the below when it comes time to submit this problem set’s form!</text:span></text:p>
          <text:list>
            <text:list-item>
              <text:p text:style-name="P15">How does a while loop differ from a do-while loop? When is the latter particularly useful?</text:p>
            </text:list-item>
            <text:list-item>
              <text:p text:style-name="P21"><text:span text:style-name="T3">What does </text:span><text:span text:style-name="Source_20_Text"><text:span text:style-name="T12">undeclared identifier</text:span></text:span><text:span text:style-name="T3"> usually indicate if outputted by </text:span><text:span text:style-name="Source_20_Text"><text:span text:style-name="T12">make</text:span></text:span><text:span text:style-name="T3"> (or, really, </text:span><text:span text:style-name="Source_20_Text"><text:span text:style-name="T12">clang</text:span></text:span><text:span text:style-name="T3">)?</text:span></text:p>
            </text:list-item>
            <text:list-item>
              <text:p text:style-name="P15">Why is the Caesar Cipher not very secure?</text:p>
            </text:list-item>
          </text:list>
        </text:list-item>
        <text:list-item>
          <text:p text:style-name="P15">And unrelated to those shorts, be sure you’re reasonably comfortable answering the below as well when it comes time to submit this problem set’s form!</text:p>
          <text:list>
            <text:list-item>
              <text:p text:style-name="P15">What’s a function?</text:p>
            </text:list-item>
            <text:list-item>
              <text:p text:style-name="P15">Why bother writing functions when you can just copy and paste code as needed?</text:p>
            </text:list-item>
          </text:list>
        </text:list-item>
      </text:list>
      <text:h text:style-name="P30" text:outline-level="2"><text:bookmark text:name="_getting_started"/>Getting Started</text:h>
      <text:list xml:id="list6045992798034603775" text:style-name="L6">
        <text:list-item>
          <text:p text:style-name="P16">Alright, here we go again!</text:p>
          <text:p text:style-name="P6"><text:span text:style-name="T3">Open a terminal window if not open already (whether by opening gedit via </text:span><text:span text:style-name="Strong_20_Emphasis"><text:span text:style-name="T2">Menu &gt; Programming &gt; gedit</text:span></text:span><text:span text:style-name="T3"> or by opening Terminal itself via </text:span><text:span text:style-name="Strong_20_Emphasis"><text:span text:style-name="T2">Menu &gt; Programming &gt; Terminal</text:span></text:span><text:span text:style-name="T3">). Then execute</text:span></text:p>
          <text:p text:style-name="P34"><text:span text:style-name="Source_20_Text"><text:span text:style-name="T8">update50</text:span></text:span></text:p>
          <text:p text:style-name="P22"><text:soft-page-break/><text:span text:style-name="T3">to make sure your appliance is up-to-date. In general, if you run into errors like "No such file or directory" with the staff’s solutions or "invalid ID" with </text:span><text:span text:style-name="Source_20_Text"><text:span text:style-name="T12">check50</text:span></text:span><text:span text:style-name="T3">, best to re-run </text:span><text:span text:style-name="Source_20_Text"><text:span text:style-name="T12">update50</text:span></text:span><text:span text:style-name="T3">, just to make sure you have the latest updates.</text:span></text:p>
          <text:p text:style-name="P16">Next, execute</text:p>
          <text:p text:style-name="P34"><text:span text:style-name="Source_20_Text"><text:span text:style-name="T8">mkdir ~/Dropbox/pset2</text:span></text:span></text:p>
          <text:p text:style-name="P22"><text:span text:style-name="T3">at your prompt in order to make a directory called </text:span><text:span text:style-name="Source_20_Text"><text:span text:style-name="T12">pset2</text:span></text:span><text:span text:style-name="T3"> in your </text:span><text:span text:style-name="Source_20_Text"><text:span text:style-name="T12">Dropbox</text:span></text:span><text:span text:style-name="T3"> directory. Take care not to overlook the space between </text:span><text:span text:style-name="Source_20_Text"><text:span text:style-name="T12">mkdir</text:span></text:span><text:span text:style-name="T3"> and </text:span><text:span text:style-name="Source_20_Text"><text:span text:style-name="T12">~/Dropbox/pset2</text:span></text:span><text:span text:style-name="T3"> or any other character for that matter! Keep in mind that </text:span><text:span text:style-name="Source_20_Text"><text:span text:style-name="T12">~</text:span></text:span><text:span text:style-name="T3"> denotes your home directory, </text:span><text:span text:style-name="Source_20_Text"><text:span text:style-name="T12">~/Dropbox</text:span></text:span><text:span text:style-name="T3"> denotes a directory called </text:span><text:span text:style-name="Source_20_Text"><text:span text:style-name="T12">Dropbox</text:span></text:span><text:span text:style-name="T3"> therein, and </text:span><text:span text:style-name="Source_20_Text"><text:span text:style-name="T12">~/Dropbox/pset2</text:span></text:span><text:span text:style-name="T3"> denotes a directory called</text:span><text:span text:style-name="Source_20_Text"><text:span text:style-name="T12">pset2</text:span></text:span><text:span text:style-name="T3"> within </text:span><text:span text:style-name="Source_20_Text"><text:span text:style-name="T12">~/Dropbox</text:span></text:span><text:span text:style-name="T3">.</text:span></text:p>
          <text:p text:style-name="P16">Now execute</text:p>
          <text:p text:style-name="P34"><text:span text:style-name="Source_20_Text"><text:span text:style-name="T8">cd ~/Dropbox/pset2</text:span></text:span></text:p>
          <text:p text:style-name="P16">to move yourself into (i.e., open) that directory. Your prompt should now resemble the below.</text:p>
          <text:p text:style-name="P34"><text:span text:style-name="Source_20_Text"><text:span text:style-name="T8">jharvard@appliance (~/Dropbox/pset2):</text:span></text:span></text:p>
          <text:p text:style-name="P16">If not, retrace your steps and see if you can determine where you went wrong. You can actually execute</text:p>
          <text:p text:style-name="P34"><text:span text:style-name="Source_20_Text"><text:span text:style-name="T8">history</text:span></text:span></text:p>
          <text:p text:style-name="P16">at the prompt to see your last several commands in chronological order if you’d like to do some sleuthing. You can also scroll through the same one line at a time by hitting your keyboard’s up and down arrows; hit Enter to re-execute any command that you’d like.</text:p>
          <text:p text:style-name="P22"><text:span text:style-name="T3">All of the work that you do for this problem set must ultimately reside in your </text:span><text:span text:style-name="Source_20_Text"><text:span text:style-name="T12">pset2</text:span></text:span><text:span text:style-name="T3"> directory for submission.</text:span></text:p>
        </text:list-item>
      </text:list>
      <text:h text:style-name="P30" text:outline-level="2"><text:bookmark text:name="_hail_caesar"/>Hail, Caesar!</text:h>
      <text:list xml:id="list682815589530676505" text:style-name="L7">
        <text:list-item>
          <text:p text:style-name="P23"><text:span text:style-name="T3">Recall from David DiCiurcio’s short that Caesar’s cipher encrypts (i.e., scrambles in a reversible way) messages by "rotating" each letter by </text:span><text:span text:style-name="Emphasis"><text:span text:style-name="T5">k</text:span></text:span><text:span text:style-name="T3"> positions, wrapping around from </text:span><text:span text:style-name="Source_20_Text"><text:span text:style-name="T12">Z</text:span></text:span><text:span text:style-name="T3"> to </text:span><text:span text:style-name="Source_20_Text"><text:span text:style-name="T12">A</text:span></text:span><text:span text:style-name="T3"> as needed (cf. </text:span><text:a xlink:type="simple" xlink:href="http://en.wikipedia.org/wiki/Caesar_cipher)"><text:span text:style-name="T11">http://en.wikipedia.org/wiki/Caesar_cipher)</text:span></text:a><text:span text:style-name="T3">. In other words, if </text:span><text:span text:style-name="Emphasis"><text:span text:style-name="T5">p</text:span></text:span><text:span text:style-name="T3"> is some plaintext (i.e., an unencrypted message), </text:span><text:span text:style-name="Emphasis"><text:span text:style-name="T5">p</text:span></text:span><text:span text:style-name="Emphasis"><text:span text:style-name="T6">i</text:span></text:span><text:span text:style-name="T3"> is the </text:span><text:span text:style-name="Emphasis"><text:span text:style-name="T5">i</text:span></text:span><text:span text:style-name="Emphasis"><text:span text:style-name="T6">th</text:span></text:span><text:span text:style-name="T3"> character in </text:span><text:span text:style-name="Emphasis"><text:span text:style-name="T5">p</text:span></text:span><text:span text:style-name="T3">, and </text:span><text:span text:style-name="Emphasis"><text:span text:style-name="T5">k</text:span></text:span><text:span text:style-name="T3"> is a </text:span><text:soft-page-break/><text:span text:style-name="T3">secret key (i.e., a non-negative integer), then each letter, </text:span><text:span text:style-name="Emphasis"><text:span text:style-name="T5">c</text:span></text:span><text:span text:style-name="Emphasis"><text:span text:style-name="T6">i</text:span></text:span><text:span text:style-name="T3">, in the ciphertext, </text:span><text:span text:style-name="Emphasis"><text:span text:style-name="T5">c</text:span></text:span><text:span text:style-name="T3">, is computed as:</text:span></text:p>
          <text:p text:style-name="P7"><text:span text:style-name="Emphasis"><text:span text:style-name="T5">c</text:span></text:span><text:span text:style-name="Emphasis"><text:span text:style-name="T6">i</text:span></text:span><text:span text:style-name="T3"> = (</text:span><text:span text:style-name="Emphasis"><text:span text:style-name="T5">p</text:span></text:span><text:span text:style-name="Emphasis"><text:span text:style-name="T6">i</text:span></text:span><text:span text:style-name="T3"> + </text:span><text:span text:style-name="Emphasis"><text:span text:style-name="T5">k</text:span></text:span><text:span text:style-name="T3">) % 26</text:span></text:p>
          <text:p text:style-name="P17">This formula perhaps makes the cipher seem more complicated than it is, but it’s really just a nice way of expressing the algorithm precisely and concisely. And computer scientists love precision and, er, concision.</text:p>
          <text:p text:style-name="P7"><text:span text:style-name="T3">For example, suppose that the secret key, </text:span><text:span text:style-name="Emphasis"><text:span text:style-name="T5">k</text:span></text:span><text:span text:style-name="T3">, is 13 and that the plaintext, </text:span><text:span text:style-name="Emphasis"><text:span text:style-name="T5">p</text:span></text:span><text:span text:style-name="T3">, is "Be sure to drink your Ovaltine!" Let’s encrypt that </text:span><text:span text:style-name="Emphasis"><text:span text:style-name="T5">p</text:span></text:span><text:span text:style-name="T3">with that </text:span><text:span text:style-name="Emphasis"><text:span text:style-name="T5">k</text:span></text:span><text:span text:style-name="T3"> in order to get the ciphertext, </text:span><text:span text:style-name="Emphasis"><text:span text:style-name="T5">c</text:span></text:span><text:span text:style-name="T3">, by rotating each of the letters in </text:span><text:span text:style-name="Emphasis"><text:span text:style-name="T5">p</text:span></text:span><text:span text:style-name="T3"> by 13 places, whereby:</text:span></text:p>
          <text:p text:style-name="P35"><text:span text:style-name="Source_20_Text"><text:span text:style-name="T8">Be sure to drink your Ovaltine!</text:span></text:span></text:p>
          <text:p text:style-name="P17">becomes:</text:p>
          <text:p text:style-name="P35"><text:span text:style-name="Source_20_Text"><text:span text:style-name="T8">Or fher gb qevax lbhe Binygvar!</text:span></text:span></text:p>
          <text:p text:style-name="P23"><text:span text:style-name="T3">We’ve deliberately printed the above in a monospaced font so that all of the letters line up nicely. Notice how </text:span><text:span text:style-name="Source_20_Text"><text:span text:style-name="T12">O</text:span></text:span><text:span text:style-name="T3"> (the first letter in the ciphertext) is 13 letters away from </text:span><text:span text:style-name="Source_20_Text"><text:span text:style-name="T12">B</text:span></text:span><text:span text:style-name="T3"> (the first letter in the plaintext). Similarly is </text:span><text:span text:style-name="Source_20_Text"><text:span text:style-name="T12">r</text:span></text:span><text:span text:style-name="T3"> (the second letter in the ciphertext) 13 letters away from </text:span><text:span text:style-name="Source_20_Text"><text:span text:style-name="T12">e</text:span></text:span><text:span text:style-name="T3"> (the second letter in the plaintext). Meanwhile, </text:span><text:span text:style-name="Source_20_Text"><text:span text:style-name="T12">f</text:span></text:span><text:span text:style-name="T3"> (the third letter in the ciphertext) is 13 letters away from </text:span><text:span text:style-name="Source_20_Text"><text:span text:style-name="T12">s</text:span></text:span><text:span text:style-name="T3">(the third letter in the plaintext), though we had to wrap around from </text:span><text:span text:style-name="Source_20_Text"><text:span text:style-name="T12">z</text:span></text:span><text:span text:style-name="T3"> to </text:span><text:span text:style-name="Source_20_Text"><text:span text:style-name="T12">a</text:span></text:span><text:span text:style-name="T3"> to get there. And so on. Not the most secure cipher, to be sure, but fun to implement!</text:span></text:p>
          <text:p text:style-name="P7"><text:span text:style-name="T3">Incidentally, a Caesar cipher with a key of 13 is generally called ROT13 (cf. </text:span><text:a xlink:type="simple" xlink:href="http://en.wikipedia.org/wiki/ROT13"><text:span text:style-name="T11">http://en.wikipedia.org/wiki/ROT13</text:span></text:a><text:span text:style-name="T3">). In the real world, though, it’s probably best to use ROT26, </text:span><text:a xlink:type="simple" xlink:href="http://www.urbandictionary.com/define.php?term=ROT26"><text:span text:style-name="T11">which is believed to be twice as secure</text:span></text:a><text:span text:style-name="T3">.</text:span></text:p>
          <text:p text:style-name="P23"><text:span text:style-name="T3">Anyhow, your next goal is to write, in </text:span><text:span text:style-name="Source_20_Text"><text:span text:style-name="T12">caesar.c</text:span></text:span><text:span text:style-name="T3">, a program that encrypts messages using Caesar’s cipher. Your program must accept a single command-line argument: a non-negative integer. Let’s call it </text:span><text:span text:style-name="Emphasis"><text:span text:style-name="T5">k</text:span></text:span><text:span text:style-name="T3"> for the sake of discussion. If your program is executed without any command-line arguments or with more than one command-line argument, your program should yell at the user and return a value of </text:span><text:span text:style-name="Source_20_Text"><text:span text:style-name="T12">1</text:span></text:span><text:span text:style-name="T3"> (which tends to signify an error) immediately as via the statement below:</text:span></text:p>
          <text:p text:style-name="P35"><text:span text:style-name="Source_20_Text"><text:span text:style-name="T14">return</text:span></text:span><text:span text:style-name="Source_20_Text"><text:span text:style-name="T8"> </text:span></text:span><text:span text:style-name="Source_20_Text"><text:span text:style-name="T15">1</text:span></text:span><text:span text:style-name="Source_20_Text"><text:span text:style-name="T8">;</text:span></text:span></text:p>
          <text:p text:style-name="P23"><text:span text:style-name="T3">Otherwise, your program must proceed to prompt the user for a string of </text:span><text:soft-page-break/><text:span text:style-name="T3">plaintext and then output that text with each alphabetical character "rotated" by </text:span><text:span text:style-name="Emphasis"><text:span text:style-name="T5">k</text:span></text:span><text:span text:style-name="T3"> positions; non-alphabetical characters should be outputted unchanged. After outputting this ciphertext, your program should exit, with main returning </text:span><text:span text:style-name="Source_20_Text"><text:span text:style-name="T12">0</text:span></text:span><text:span text:style-name="T3">.</text:span></text:p>
          <text:p text:style-name="P23"><text:span text:style-name="T3">Although there exist only 26 letters in the English alphabet, you may not assume that </text:span><text:span text:style-name="Emphasis"><text:span text:style-name="T5">k</text:span></text:span><text:span text:style-name="T3"> will be less than or equal to 26; your program should work for all non-negative integral values of </text:span><text:span text:style-name="Emphasis"><text:span text:style-name="T5">k</text:span></text:span><text:span text:style-name="T3"> less than 2</text:span><text:span text:style-name="T7">31</text:span><text:span text:style-name="T3"> - 26. (In other words, you don’t need to worry if your program eventually breaks if the user chooses a value for </text:span><text:span text:style-name="Emphasis"><text:span text:style-name="T5">k</text:span></text:span><text:span text:style-name="T3"> that’s too big or almost too big to fit in an </text:span><text:span text:style-name="Source_20_Text"><text:span text:style-name="T12">int</text:span></text:span><text:span text:style-name="T3">. Now, even if </text:span><text:span text:style-name="Emphasis"><text:span text:style-name="T5">k</text:span></text:span><text:span text:style-name="T3"> is greater than 26, alphabetical characters in your program’s input should remain alphabetical characters in your program’s output. For instance, if </text:span><text:span text:style-name="Emphasis"><text:span text:style-name="T5">k</text:span></text:span><text:span text:style-name="T3"> is 27, </text:span><text:span text:style-name="Source_20_Text"><text:span text:style-name="T12">A</text:span></text:span><text:span text:style-name="T3"> should not become </text:span><text:span text:style-name="Source_20_Text"><text:span text:style-name="T12">[</text:span></text:span><text:span text:style-name="T3"> even though </text:span><text:span text:style-name="Source_20_Text"><text:span text:style-name="T12">[</text:span></text:span><text:span text:style-name="T3"> is 27 positions away from </text:span><text:span text:style-name="Source_20_Text"><text:span text:style-name="T12">A</text:span></text:span><text:span text:style-name="T3"> in ASCII; </text:span><text:span text:style-name="Source_20_Text"><text:span text:style-name="T12">A</text:span></text:span><text:span text:style-name="T3"> should become </text:span><text:span text:style-name="Source_20_Text"><text:span text:style-name="T12">B</text:span></text:span><text:span text:style-name="T3">, since 27 modulo 26 is 1, as a computer scientists might say. In other words, values like </text:span><text:span text:style-name="Emphasis"><text:span text:style-name="T5">k</text:span></text:span><text:span text:style-name="T3"> = 1 and </text:span><text:span text:style-name="Emphasis"><text:span text:style-name="T5">k</text:span></text:span><text:span text:style-name="T3"> = 27 are effectively equivalent.</text:span></text:p>
          <text:p text:style-name="P17">Your program must preserve case: capitalized letters, though rotated, must remain capitalized letters; lowercase letters, though rotated, must remain lowercase letters.</text:p>
          <text:p text:style-name="P23"><text:span text:style-name="T3">Where to begin? Well, this program needs to accept a command-line argument, </text:span><text:span text:style-name="Emphasis"><text:span text:style-name="T5">k</text:span></text:span><text:span text:style-name="T3">, so this time you’ll want to declare </text:span><text:span text:style-name="Source_20_Text"><text:span text:style-name="T12">main</text:span></text:span><text:span text:style-name="T3"> with:</text:span></text:p>
          <text:p text:style-name="P35"><text:span text:style-name="Source_20_Text"><text:span text:style-name="T16">int</text:span></text:span><text:span text:style-name="Source_20_Text"><text:span text:style-name="T8"> main(</text:span></text:span><text:span text:style-name="Source_20_Text"><text:span text:style-name="T16">int</text:span></text:span><text:span text:style-name="Source_20_Text"><text:span text:style-name="T8"> argc, string argv[])</text:span></text:span></text:p>
          <text:p text:style-name="P23"><text:span text:style-name="T3">Recall that </text:span><text:span text:style-name="Source_20_Text"><text:span text:style-name="T12">argv</text:span></text:span><text:span text:style-name="T3"> is an "array" of </text:span><text:span text:style-name="Source_20_Text"><text:span text:style-name="T12">string</text:span></text:span><text:span text:style-name="T3">s. You can think of an array as row of gym lockers, inside each of which is some value (and maybe some socks). In this case, inside each such locker is a </text:span><text:span text:style-name="Source_20_Text"><text:span text:style-name="T12">string</text:span></text:span><text:span text:style-name="T3">. To open (i.e., "index into") the first locker, you use syntax like </text:span><text:span text:style-name="Source_20_Text"><text:span text:style-name="T12">argv[0]</text:span></text:span><text:span text:style-name="T3">, since arrays are "zero-indexed." To open the next locker, you use syntax like </text:span><text:span text:style-name="Source_20_Text"><text:span text:style-name="T12">argv[1]</text:span></text:span><text:span text:style-name="T3">. And so on. Of course, if there are </text:span><text:span text:style-name="Source_20_Text"><text:span text:style-name="T12">n</text:span></text:span><text:span text:style-name="T3"> lockers, you’d better stop opening lockers once you get to </text:span><text:span text:style-name="Source_20_Text"><text:span text:style-name="T12">argv[n - 1]</text:span></text:span><text:span text:style-name="T3">, since </text:span><text:span text:style-name="Source_20_Text"><text:span text:style-name="T12">argv[n]</text:span></text:span><text:span text:style-name="T3"> doesn’t exist! (That or it belongs to someone else, in which case you still shouldn’t open it.)</text:span></text:p>
          <text:p text:style-name="P7"><text:span text:style-name="T3">And so you can access </text:span><text:span text:style-name="Emphasis"><text:span text:style-name="T5">k</text:span></text:span><text:span text:style-name="T3"> with code like</text:span></text:p>
          <text:p text:style-name="P35"><text:span text:style-name="Source_20_Text"><text:span text:style-name="T8">string k = argv[</text:span></text:span><text:span text:style-name="Source_20_Text"><text:span text:style-name="T15">1</text:span></text:span><text:span text:style-name="Source_20_Text"><text:span text:style-name="T8">];</text:span></text:span></text:p>
          <text:p text:style-name="P23"><text:span text:style-name="T3">assuming it’s actually there! Recall that </text:span><text:span text:style-name="Source_20_Text"><text:span text:style-name="T12">argc</text:span></text:span><text:span text:style-name="T3"> is an </text:span><text:span text:style-name="Source_20_Text"><text:span text:style-name="T12">int</text:span></text:span><text:span text:style-name="T3"> that equals the number </text:span><text:soft-page-break/><text:span text:style-name="T3">of strings that are in </text:span><text:span text:style-name="Source_20_Text"><text:span text:style-name="T12">argv</text:span></text:span><text:span text:style-name="T3">, so you’d best check the value of argc before opening a locker that might not exist! Ideally, </text:span><text:span text:style-name="Source_20_Text"><text:span text:style-name="T12">argc</text:span></text:span><text:span text:style-name="T3"> will be </text:span><text:span text:style-name="Source_20_Text"><text:span text:style-name="T12">2</text:span></text:span><text:span text:style-name="T3">. Why? Well, recall that inside of </text:span><text:span text:style-name="Source_20_Text"><text:span text:style-name="T12">argv[0]</text:span></text:span><text:span text:style-name="T3">, by default, is a program’s own name. So </text:span><text:span text:style-name="Source_20_Text"><text:span text:style-name="T12">argc</text:span></text:span><text:span text:style-name="T3"> will always be at least </text:span><text:span text:style-name="Source_20_Text"><text:span text:style-name="T12">1</text:span></text:span><text:span text:style-name="T3">. But for this program you want the user to provide a command-line argument, </text:span><text:span text:style-name="Source_20_Text"><text:span text:style-name="T12">k</text:span></text:span><text:span text:style-name="T3">, in which case </text:span><text:span text:style-name="Source_20_Text"><text:span text:style-name="T12">argc</text:span></text:span><text:span text:style-name="T3"> should be </text:span><text:span text:style-name="Source_20_Text"><text:span text:style-name="T12">2</text:span></text:span><text:span text:style-name="T3">. Of course, if the user provides more than one command-line argument at the prompt, </text:span><text:span text:style-name="Source_20_Text"><text:span text:style-name="T12">argc</text:span></text:span><text:span text:style-name="T3"> could be greater than </text:span><text:span text:style-name="Source_20_Text"><text:span text:style-name="T12">2</text:span></text:span><text:span text:style-name="T3">, in which case it’s time for some yelling.</text:span></text:p>
          <text:p text:style-name="P23"><text:span text:style-name="T3">Now, just because the user types an integer at the prompt, that doesn’t mean their input will be automatically stored in an </text:span><text:span text:style-name="Source_20_Text"><text:span text:style-name="T12">int</text:span></text:span><text:span text:style-name="T3">. Au contraire, it will be stored as a </text:span><text:span text:style-name="Source_20_Text"><text:span text:style-name="T12">string</text:span></text:span><text:span text:style-name="T3"> that just so happens to look like an </text:span><text:span text:style-name="Source_20_Text"><text:span text:style-name="T12">int</text:span></text:span><text:span text:style-name="T3">! And so you’ll need to convert that </text:span><text:span text:style-name="Source_20_Text"><text:span text:style-name="T12">string</text:span></text:span><text:span text:style-name="T3">to an actual </text:span><text:span text:style-name="Source_20_Text"><text:span text:style-name="T12">int</text:span></text:span><text:span text:style-name="T3">. As luck would have it, a function, </text:span><text:a xlink:type="simple" xlink:href="https://www.cs50.net/resources/cppreference.com/stdstring/atoi.html"><text:span text:style-name="Source_20_Text"><text:span text:style-name="T13">atoi</text:span></text:span></text:a><text:span text:style-name="T3">, exists for exactly that purposes. Here’s how you might use it:</text:span></text:p>
          <text:p text:style-name="P35"><text:span text:style-name="Source_20_Text"><text:span text:style-name="T16">int</text:span></text:span><text:span text:style-name="Source_20_Text"><text:span text:style-name="T8"> k = atoi(argv[</text:span></text:span><text:span text:style-name="Source_20_Text"><text:span text:style-name="T15">1</text:span></text:span><text:span text:style-name="Source_20_Text"><text:span text:style-name="T8">]);</text:span></text:span></text:p>
          <text:p text:style-name="P23"><text:span text:style-name="T3">Notice, this time, we’ve declared </text:span><text:span text:style-name="Source_20_Text"><text:span text:style-name="T12">k</text:span></text:span><text:span text:style-name="T3"> as an actual </text:span><text:span text:style-name="Source_20_Text"><text:span text:style-name="T12">int</text:span></text:span><text:span text:style-name="T3"> so that you can actually do some arithmetic with it. Ah, much better. Incidentally, you can assume that the user will only type integers at the prompt. You don’t have to worry about them typing, say,</text:span><text:span text:style-name="Source_20_Text"><text:span text:style-name="T12">foo</text:span></text:span><text:span text:style-name="T3">, just to be difficult (even though the staff’s solution does catch such); </text:span><text:span text:style-name="Source_20_Text"><text:span text:style-name="T12">atoi</text:span></text:span><text:span text:style-name="T3"> will just return </text:span><text:span text:style-name="Source_20_Text"><text:span text:style-name="T12">0</text:span></text:span><text:span text:style-name="T3"> in such cases.</text:span></text:p>
          <text:p text:style-name="P23"><text:span text:style-name="T3">Because </text:span><text:span text:style-name="Source_20_Text"><text:span text:style-name="T12">atoi</text:span></text:span><text:span text:style-name="T3"> is declared in </text:span><text:span text:style-name="Source_20_Text"><text:span text:style-name="T12">stdlib.h</text:span></text:span><text:span text:style-name="T3">, you’ll want to </text:span><text:span text:style-name="Source_20_Text"><text:span text:style-name="T12">#include</text:span></text:span><text:span text:style-name="T3"> that header file atop your own code. (Technically, your code will compile without it there, since we already </text:span><text:span text:style-name="Source_20_Text"><text:span text:style-name="T12">#include</text:span></text:span><text:span text:style-name="T3"> it in </text:span><text:span text:style-name="Source_20_Text"><text:span text:style-name="T12">cs50.h</text:span></text:span><text:span text:style-name="T3">. But best not to trust another library to </text:span><text:span text:style-name="Source_20_Text"><text:span text:style-name="T12">#include</text:span></text:span><text:span text:style-name="T3"> header files you know you need.)</text:span></text:p>
          <text:p text:style-name="P23"><text:span text:style-name="T3">Okay, so once you’ve got </text:span><text:span text:style-name="Source_20_Text"><text:span text:style-name="T12">k</text:span></text:span><text:span text:style-name="T3"> stored as an </text:span><text:span text:style-name="Source_20_Text"><text:span text:style-name="T12">int</text:span></text:span><text:span text:style-name="T3">, you’ll need to ask the user for some plaintext. Odds are CS50’s own</text:span><text:span text:style-name="Source_20_Text"><text:span text:style-name="T12">GetString</text:span></text:span><text:span text:style-name="T3"> can help you with that.</text:span></text:p>
          <text:p text:style-name="P23"><text:span text:style-name="T3">Once you have both </text:span><text:span text:style-name="Source_20_Text"><text:span text:style-name="T12">k</text:span></text:span><text:span text:style-name="T3"> and some plaintext, it’s time to encrypt the latter with the former. Recall that you can iterate over the characters in a string, printing each one at a time, with code like the below:</text:span></text:p>
          <text:p text:style-name="P35"><text:span text:style-name="Source_20_Text"><text:span text:style-name="T14">for</text:span></text:span><text:span text:style-name="Source_20_Text"><text:span text:style-name="T8"> (</text:span></text:span><text:span text:style-name="Source_20_Text"><text:span text:style-name="T16">int</text:span></text:span><text:span text:style-name="Source_20_Text"><text:span text:style-name="T8"> i = </text:span></text:span><text:span text:style-name="Source_20_Text"><text:span text:style-name="T15">0</text:span></text:span><text:span text:style-name="Source_20_Text"><text:span text:style-name="T8">, n = strlen(p); i &lt; n; i++)</text:span></text:span></text:p>
          <text:p text:style-name="P44"><text:span text:style-name="Source_20_Text"><text:span text:style-name="T8">{</text:span></text:span></text:p>
          <text:p text:style-name="P44"><text:span text:style-name="Source_20_Text"><text:span text:style-name="T9"><text:s text:c="4"/></text:span></text:span><text:span text:style-name="Source_20_Text"><text:span text:style-name="T8">printf(</text:span></text:span><text:span text:style-name="Source_20_Text"><text:span text:style-name="T17">"%c"</text:span></text:span><text:span text:style-name="Source_20_Text"><text:span text:style-name="T8">, p[i]);</text:span></text:span></text:p>
          <text:p text:style-name="P44"><text:span text:style-name="Source_20_Text"><text:span text:style-name="T8">}</text:span></text:span></text:p>
          <text:p text:style-name="P24"><text:span text:style-name="T3">In other words, just as </text:span><text:span text:style-name="Source_20_Text"><text:span text:style-name="T12">argv</text:span></text:span><text:span text:style-name="T3"> is an array of </text:span><text:span text:style-name="Source_20_Text"><text:span text:style-name="T12">string</text:span></text:span><text:span text:style-name="T3">s, so is a </text:span><text:span text:style-name="Source_20_Text"><text:span text:style-name="T12">string</text:span></text:span><text:span text:style-name="T3"> an array </text:span><text:soft-page-break/><text:span text:style-name="T3">of </text:span><text:span text:style-name="Source_20_Text"><text:span text:style-name="T12">char</text:span></text:span><text:span text:style-name="T3">s. And so you can use square brackets to access individual characters in </text:span><text:span text:style-name="Source_20_Text"><text:span text:style-name="T12">string</text:span></text:span><text:span text:style-name="T3">s just as you can individual </text:span><text:span text:style-name="Source_20_Text"><text:span text:style-name="T12">string</text:span></text:span><text:span text:style-name="T3">s in </text:span><text:span text:style-name="Source_20_Text"><text:span text:style-name="T12">argv</text:span></text:span><text:span text:style-name="T3">. Neat, eh? Of course, printing each of the characters in a string one at a time isn’t exactly cryptography. Well, </text:span><text:span text:style-name="T4">So that we can automate some tests of your code, your program must behave per the below; highlighted in bold are some sample inputs.</text:span></text:p>
        </text:list-item>
        <text:list-item>
          <text:p text:style-name="P24"><text:span text:style-name="T4"/></text:p>
        </text:list-item>
        <text:list-item>
          <text:p text:style-name="P24"><text:span text:style-name="T4">jharvard@appliance (~/Dropbox/pset2): ./vigenere bacon</text:span></text:p>
        </text:list-item>
        <text:list-item>
          <text:p text:style-name="P24"><text:span text:style-name="T4">Meet me at the park at eleven am</text:span></text:p>
        </text:list-item>
        <text:list-item>
          <text:p text:style-name="P24"><text:span text:style-name="T4">Negh zf av huf pcfx bt gzrwep oz</text:span></text:p>
        </text:list-item>
        <text:list-item>
          <text:p text:style-name="P24"><text:span text:style-name="T4"/></text:p>
        </text:list-item>
        <text:list-item>
          <text:p text:style-name="P24"><text:span text:style-name="T4">How to test your program, besides predicting what it should output, given some input? Well, recall that we’re nice people. And so we’ve written a program called devigenere that also takes one and only one command-line argument (a keyword) but whose job is to take ciphertext as input and produce plaintext as output.</text:span></text:p>
        </text:list-item>
        <text:list-item>
          <text:p text:style-name="P24"><text:span text:style-name="T4"/></text:p>
        </text:list-item>
        <text:list-item>
          <text:p text:style-name="P24"><text:span text:style-name="T4">To use our program, execute</text:span></text:p>
        </text:list-item>
        <text:list-item>
          <text:p text:style-name="P24"><text:span text:style-name="T4"/></text:p>
        </text:list-item>
        <text:list-item>
          <text:p text:style-name="P24"><text:span text:style-name="T4">~cs50/pset2/devigenere k</text:span></text:p>
        </text:list-item>
        <text:list-item>
          <text:p text:style-name="P24"><text:span text:style-name="T4">at your prompt, where k is some keyword. Presumably you’ll want to paste your program’s output as input to our program; be sure, of course, to use the same key. Note that you do not need to implement devigenere yourself, only vigenere.</text:span></text:p>
        </text:list-item>
        <text:list-item>
          <text:p text:style-name="P24"><text:span text:style-name="T4"/></text:p>
        </text:list-item>
        <text:list-item>
          <text:p text:style-name="P24"><text:span text:style-name="T4">If you’d like to check the correctness of your program with check50, you may execute the below.</text:span></text:p>
        </text:list-item>
        <text:list-item>
          <text:p text:style-name="P24"><text:span text:style-name="T4"/></text:p>
        </text:list-item>
        <text:list-item>
          <text:p text:style-name="P24"><text:span text:style-name="T4">check50 2014/x/pset2/vigenere vigenere.c</text:span></text:p>
        </text:list-item>
        <text:list-item>
          <text:p text:style-name="P24"><text:span text:style-name="T4">And if you’d like to play with the staff’s own implementation of vigenere in the appliance, you may execute the below.</text:span></text:p>
        </text:list-item>
        <text:list-item>
          <text:p text:style-name="P24"><text:soft-page-break/><text:span text:style-name="T4"/></text:p>
        </text:list-item>
        <text:list-item>
          <text:p text:style-name="P24"><text:span text:style-name="T4">~cs50/pset2/vigenere</text:span></text:p>
        </text:list-item>
        <text:list-item>
          <text:p text:style-name="P24"><text:span text:style-name="T4">How to Submit</text:span></text:p>
        </text:list-item>
        <text:list-item>
          <text:p text:style-name="P24"><text:span text:style-name="T4">Step 1 of 2</text:span></text:p>
        </text:list-item>
        <text:list-item>
          <text:p text:style-name="P24"><text:span text:style-name="T4">When ready to submit, open up Chrome inside of the appliance (not on your own computer) and visit CS50 Submit, logging in if prompted.</text:span></text:p>
        </text:list-item>
        <text:list-item>
          <text:p text:style-name="P24"><text:span text:style-name="T4"/></text:p>
        </text:list-item>
        <text:list-item>
          <text:p text:style-name="P24"><text:span text:style-name="T4">Click Submit toward the window’s top-left corner.</text:span></text:p>
        </text:list-item>
        <text:list-item>
          <text:p text:style-name="P24"><text:span text:style-name="T4"/></text:p>
        </text:list-item>
        <text:list-item>
          <text:p text:style-name="P24"><text:span text:style-name="T4">Under Problem Set 2 on the screen that appears, click Upload New Submission.</text:span></text:p>
        </text:list-item>
        <text:list-item>
          <text:p text:style-name="P24"><text:span text:style-name="T4"/></text:p>
        </text:list-item>
        <text:list-item>
          <text:p text:style-name="P24"><text:span text:style-name="T4">On the screen that appears, click Add files…. A window entitled Open Files should appear.</text:span></text:p>
        </text:list-item>
        <text:list-item>
          <text:p text:style-name="P24"><text:span text:style-name="T4"/></text:p>
        </text:list-item>
        <text:list-item>
          <text:p text:style-name="P24"><text:span text:style-name="T4">Navigate your way to caesar.c, as by clicking jharvard, then double-clicking Dropbox, then double-clicking pset2. Once you find caesar.c, click it once to select it, then click Open.</text:span></text:p>
        </text:list-item>
        <text:list-item>
          <text:p text:style-name="P24"><text:span text:style-name="T4"/></text:p>
        </text:list-item>
        <text:list-item>
          <text:p text:style-name="P24"><text:span text:style-name="T4">Click Add files… again, and a window entitled Open Files should appear again.</text:span></text:p>
        </text:list-item>
        <text:list-item>
          <text:p text:style-name="P24"><text:span text:style-name="T4"/></text:p>
        </text:list-item>
        <text:list-item>
          <text:p text:style-name="P24"><text:span text:style-name="T4">Navigate your way to vigenere.c as before. Click it once to select it, then click Open.</text:span></text:p>
        </text:list-item>
        <text:list-item>
          <text:p text:style-name="P24"><text:span text:style-name="T4"/></text:p>
        </text:list-item>
        <text:list-item>
          <text:p text:style-name="P24"><text:span text:style-name="T4">Click Start upload to upload all of your files at once to CS50’s servers.</text:span></text:p>
        </text:list-item>
        <text:list-item>
          <text:p text:style-name="P24"><text:span text:style-name="T4"/></text:p>
        </text:list-item>
        <text:list-item>
          <text:p text:style-name="P24"><text:span text:style-name="T4">On the screen that appears, you should see a window with No File Selected. If you move your mouse toward the window’s lefthand side, you should see a list of the files you uploaded. Click each to confirm the contents of each. (No need to click any other buttons or icons.) If confident that you submitted the files you intended, consider your source code submitted! If you’d like to re-submit different (or modified) files, simply return to CS50 Submit and repeat these </text:span><text:soft-page-break/><text:span text:style-name="T4">steps. You may re-submit as many times as you’d like; we’ll grade your most recent submission, so long as it’s before the deadline.</text:span></text:p>
        </text:list-item>
        <text:list-item>
          <text:p text:style-name="P24"><text:span text:style-name="T4"/></text:p>
        </text:list-item>
        <text:list-item>
          <text:p text:style-name="P24"><text:span text:style-name="T4">Step 2 of 2</text:span></text:p>
        </text:list-item>
        <text:list-item>
          <text:p text:style-name="P24"><text:span text:style-name="T4">Head to https://x.cs50.net/2014/psets/2/ where a short form awaits. Once you have submitted that form (as well as your source code), you are done!</text:span></text:p>
        </text:list-item>
        <text:list-item>
          <text:p text:style-name="P24"><text:span text:style-name="T4"/></text:p>
        </text:list-item>
        <text:list-item>
          <text:p text:style-name="P24"><text:span text:style-name="T4">This was Problem Set 2.</text:span><text:span text:style-name="T3">maybe technically if </text:span><text:span text:style-name="Emphasis"><text:span text:style-name="T5">k</text:span></text:span><text:span text:style-name="T3"> is 0. But the above should help you help Caesar implement his cipher! For Caesar!</text:span></text:p>
          <text:p text:style-name="P23"><text:span text:style-name="T3">Incidentally, you’ll need to </text:span><text:span text:style-name="Source_20_Text"><text:span text:style-name="T12">#include</text:span></text:span><text:span text:style-name="T3"> yet another header file in order to use </text:span><text:a xlink:type="simple" xlink:href="https://www.cs50.net/resources/cppreference.com/stdstring/strlen.html"><text:span text:style-name="Source_20_Text"><text:span text:style-name="T13">strlen</text:span></text:span></text:a><text:span text:style-name="T3">.</text:span></text:p>
          <text:p text:style-name="P17">And Zamyla has some tips for you as well:</text:p>
        </text:list-item>
      </text:list>
      <text:p text:style-name="P1"><text:a xlink:type="simple" xlink:href="http://www.youtube.com/watch?feature=player_embedded&amp;v=V6IDxl-3WAA">http://www.youtube.com/watch?feature=player_embedded&amp;v=V6IDxl-3WAA</text:a></text:p>
      <text:p text:style-name="P1"/>
      <text:p text:style-name="P2">So that we can automate some tests of your code, your program must behave per the below. Assumed that the underlined text is what some user has typed.</text:p>
      <text:list xml:id="list1138025299696121270" text:style-name="L8">
        <text:list-header>
          <text:p text:style-name="P32">jharvard@appliance (~/Dropbox/pset2): <text:span text:style-name="T1">./caesar 13</text:span></text:p>
          <text:p text:style-name="P40">Be sure to drink your Ovaltine!</text:p>
          <text:p text:style-name="P42">Or fher gb qevax lbhe Binygvar!</text:p>
          <text:p text:style-name="P38"/>
          <text:p text:style-name="P25"><text:span text:style-name="T3">Besides </text:span><text:span text:style-name="Source_20_Text"><text:span text:style-name="T12">atoi</text:span></text:span><text:span text:style-name="T3">, you might find some handy functions documented at </text:span><text:a xlink:type="simple" xlink:href="http://www.cs50.net/resources/cppreference.com/stdstring/"><text:span text:style-name="T11">http://www.cs50.net/resources/cppreference.com/stdstring/</text:span></text:a><text:span text:style-name="T3">. For instance, </text:span><text:span text:style-name="Source_20_Text"><text:span text:style-name="T12">isdigit</text:span></text:span><text:span text:style-name="T3"> sounds interesting. And, with regard to wrapping around from </text:span><text:span text:style-name="Source_20_Text"><text:span text:style-name="T12">Z</text:span></text:span><text:span text:style-name="T3"> to </text:span><text:span text:style-name="Source_20_Text"><text:span text:style-name="T12">A</text:span></text:span><text:span text:style-name="T3"> (or </text:span><text:span text:style-name="Source_20_Text"><text:span text:style-name="T12">z</text:span></text:span><text:span text:style-name="T3"> to </text:span><text:span text:style-name="Source_20_Text"><text:span text:style-name="T12">a</text:span></text:span><text:span text:style-name="T3">), don’t forget about</text:span><text:span text:style-name="Source_20_Text"><text:span text:style-name="T12">%</text:span></text:span><text:span text:style-name="T3">, C’s modulo operator. You might also want to check out </text:span><text:a xlink:type="simple" xlink:href="http://asciitable.com/"><text:span text:style-name="T11">http://asciitable.com/</text:span></text:a><text:span text:style-name="T3">, which reveals the ASCII codes for more than just alphabetical characters, just in case you find yourself printing some characters accidentally.</text:span></text:p>
          <text:p text:style-name="P25"><text:span text:style-name="T3">If you’d like to check the correctness of your program with </text:span><text:span text:style-name="Source_20_Text"><text:span text:style-name="T12">check50</text:span></text:span><text:span text:style-name="T3">, you may execute the below.</text:span></text:p>
          <text:p text:style-name="P36"><text:span text:style-name="Source_20_Text"><text:span text:style-name="T8">check50 2014/x/pset2/caesar caesar.c</text:span></text:span></text:p>
          <text:p text:style-name="P25"><text:span text:style-name="T3">And if you’d like to play with the staff’s own implementation of </text:span><text:span text:style-name="Source_20_Text"><text:span text:style-name="T12">caesar</text:span></text:span><text:span text:style-name="T3"> in the appliance, you may execute the below.</text:span></text:p>
          <text:p text:style-name="P36"><text:span text:style-name="Source_20_Text"><text:span text:style-name="T8">~cs50/pset2/caesar</text:span></text:span></text:p>
        </text:list-header>
        <text:list-item>
          <text:p text:style-name="P25"><text:soft-page-break/><text:span text:style-name="Source_20_Text"><text:span text:style-name="T12">uggc://jjj.lbhghor.pbz/jngpu?i=bUt5FWLEUN0</text:span></text:span></text:p>
        </text:list-item>
      </text:list>
      <text:h text:style-name="P30" text:outline-level="2"><text:bookmark text:name="_parlez_vous_fran_ais"/>Parlez-vous français?</text:h>
      <text:list xml:id="list5129399848204022630" text:style-name="L9">
        <text:list-item>
          <text:p text:style-name="P8"><text:span text:style-name="T3">Well that last cipher was hardly secure. Fortunately, per </text:span><text:a xlink:type="simple" xlink:href="https://www.cs50.net/shorts/3"><text:span text:style-name="T11">Nate’s short on Vigenère’s cipher</text:span></text:a><text:span text:style-name="T3">, there’s a more sophisticated algorithm out there. Suffice it to say it’s French, per </text:span><text:a xlink:type="simple" xlink:href="http://en.wikipedia.org/wiki/Vigenère_cipher"><text:span text:style-name="T11">http://en.wikipedia.org/wiki/Vigen%C3%A8re_cipher</text:span></text:a><text:span text:style-name="T3">. Though do not be mislead by the article’s discussion of a tabula recta. Each </text:span><text:span text:style-name="Emphasis"><text:span text:style-name="T5">c</text:span></text:span><text:span text:style-name="Emphasis"><text:span text:style-name="T6">i</text:span></text:span><text:span text:style-name="T3"> can be computed with relatively simple arithmetic! You do not need a two-dimensional array.</text:span></text:p>
          <text:p text:style-name="P26"><text:span text:style-name="T3">Vigenère’s cipher improves upon Caesar’s by encrypting messages using a sequence of keys (or, put another way, a keyword). In other words, if </text:span><text:span text:style-name="Emphasis"><text:span text:style-name="T5">p</text:span></text:span><text:span text:style-name="T3"> is some plaintext and </text:span><text:span text:style-name="Emphasis"><text:span text:style-name="T5">k</text:span></text:span><text:span text:style-name="T3"> is a keyword (i.e., an alphbetical string, whereby </text:span><text:span text:style-name="Source_20_Text"><text:span text:style-name="T12">A</text:span></text:span><text:span text:style-name="T3"> and </text:span><text:span text:style-name="Source_20_Text"><text:span text:style-name="T12">a</text:span></text:span><text:span text:style-name="T3"> represent 0, while </text:span><text:span text:style-name="Source_20_Text"><text:span text:style-name="T12">Z</text:span></text:span><text:span text:style-name="T3"> and</text:span><text:span text:style-name="Source_20_Text"><text:span text:style-name="T12">z</text:span></text:span><text:span text:style-name="T3"> represent 25), then each letter, </text:span><text:span text:style-name="Emphasis"><text:span text:style-name="T5">c</text:span></text:span><text:span text:style-name="Emphasis"><text:span text:style-name="T6">i</text:span></text:span><text:span text:style-name="T3">, in the ciphertext, </text:span><text:span text:style-name="Emphasis"><text:span text:style-name="T5">c</text:span></text:span><text:span text:style-name="T3">, is computed as:</text:span></text:p>
          <text:p text:style-name="P8"><text:span text:style-name="Emphasis"><text:span text:style-name="T5">c</text:span></text:span><text:span text:style-name="Emphasis"><text:span text:style-name="T6">i</text:span></text:span><text:span text:style-name="T3"> = (</text:span><text:span text:style-name="Emphasis"><text:span text:style-name="T5">p</text:span></text:span><text:span text:style-name="Emphasis"><text:span text:style-name="T6">i</text:span></text:span><text:span text:style-name="T3"> + </text:span><text:span text:style-name="Emphasis"><text:span text:style-name="T5">k</text:span></text:span><text:span text:style-name="Emphasis"><text:span text:style-name="T6">j</text:span></text:span><text:span text:style-name="T3">) % 26</text:span></text:p>
          <text:p text:style-name="P8"><text:span text:style-name="T3">Note this cipher’s use of </text:span><text:span text:style-name="Emphasis"><text:span text:style-name="T5">k</text:span></text:span><text:span text:style-name="Emphasis"><text:span text:style-name="T6">j</text:span></text:span><text:span text:style-name="T3"> as opposed to just </text:span><text:span text:style-name="Emphasis"><text:span text:style-name="T5">k</text:span></text:span><text:span text:style-name="T3">. And recall that, if </text:span><text:span text:style-name="Emphasis"><text:span text:style-name="T5">k</text:span></text:span><text:span text:style-name="T3"> is shorter than </text:span><text:span text:style-name="Emphasis"><text:span text:style-name="T5">p</text:span></text:span><text:span text:style-name="T3">, then the letters in </text:span><text:span text:style-name="Emphasis"><text:span text:style-name="T5">k</text:span></text:span><text:span text:style-name="T3"> must be reused cyclically as many times as it takes to encrypt </text:span><text:span text:style-name="Emphasis"><text:span text:style-name="T5">p</text:span></text:span><text:span text:style-name="T3">.</text:span></text:p>
          <text:p text:style-name="P26"><text:span text:style-name="T3">Your final challenge this week is to write, in </text:span><text:span text:style-name="Source_20_Text"><text:span text:style-name="T12">vigenere.c</text:span></text:span><text:span text:style-name="T3">, a program that encrypts messages using Vigenère’s cipher. This program must accept a single command-line argument: a keyword, </text:span><text:span text:style-name="Emphasis"><text:span text:style-name="T5">k</text:span></text:span><text:span text:style-name="T3">, composed entirely of alphabetical characters. If your program is executed without any command-line arguments, with more than one command-line argument, or with one command-line argument that contains any non-alphabetical character, your program should complain and exit immediately, with main returning </text:span><text:span text:style-name="Source_20_Text"><text:span text:style-name="T12">1</text:span></text:span><text:span text:style-name="T3"> (thereby signifying an error that our own tests can detect). Otherwise, your program must proceed to prompt the user for a string of plaintext, </text:span><text:span text:style-name="Emphasis"><text:span text:style-name="T5">p</text:span></text:span><text:span text:style-name="T3">, which it must then encrypt according to Vigenère’s cipher with </text:span><text:span text:style-name="Emphasis"><text:span text:style-name="T5">k</text:span></text:span><text:span text:style-name="T3">, ultimately printing the result and exiting, with </text:span><text:span text:style-name="Source_20_Text"><text:span text:style-name="T12">main</text:span></text:span><text:span text:style-name="T3"> returning </text:span><text:span text:style-name="Source_20_Text"><text:span text:style-name="T12">0</text:span></text:span><text:span text:style-name="T3">.</text:span></text:p>
          <text:p text:style-name="P26"><text:span text:style-name="T3">As for the characters in </text:span><text:span text:style-name="Emphasis"><text:span text:style-name="T5">k</text:span></text:span><text:span text:style-name="T3">, you must treat </text:span><text:span text:style-name="Source_20_Text"><text:span text:style-name="T12">A</text:span></text:span><text:span text:style-name="T3"> and </text:span><text:span text:style-name="Source_20_Text"><text:span text:style-name="T12">a</text:span></text:span><text:span text:style-name="T3"> as 0, </text:span><text:span text:style-name="Source_20_Text"><text:span text:style-name="T12">B</text:span></text:span><text:span text:style-name="T3"> and </text:span><text:span text:style-name="Source_20_Text"><text:span text:style-name="T12">b</text:span></text:span><text:span text:style-name="T3"> as 1, … , and </text:span><text:span text:style-name="Source_20_Text"><text:span text:style-name="T12">Z</text:span></text:span><text:span text:style-name="T3"> and </text:span><text:span text:style-name="Source_20_Text"><text:span text:style-name="T12">z</text:span></text:span><text:span text:style-name="T3"> as 25. In addition, your program must only apply Vigenère’s cipher to a character in </text:span><text:span text:style-name="Emphasis"><text:span text:style-name="T5">p</text:span></text:span><text:span text:style-name="T3"> if that character is a letter. All other characters (numbers, symbols, spaces, punctuation marks, etc.) must be outputted </text:span><text:soft-page-break/><text:span text:style-name="T3">unchanged. Moreover, if your code is about to apply the </text:span><text:span text:style-name="Emphasis"><text:span text:style-name="T5">j</text:span></text:span><text:span text:style-name="Emphasis"><text:span text:style-name="T6">th</text:span></text:span><text:span text:style-name="T3"> character of </text:span><text:span text:style-name="Emphasis"><text:span text:style-name="T5">k</text:span></text:span><text:span text:style-name="T3"> to the </text:span><text:span text:style-name="Emphasis"><text:span text:style-name="T5">i</text:span></text:span><text:span text:style-name="Emphasis"><text:span text:style-name="T6">th</text:span></text:span><text:span text:style-name="T3">character of </text:span><text:span text:style-name="Emphasis"><text:span text:style-name="T5">p</text:span></text:span><text:span text:style-name="T3">, but the latter proves to be a non-alphabetical character, you must wait to apply that </text:span><text:span text:style-name="Emphasis"><text:span text:style-name="T5">j</text:span></text:span><text:span text:style-name="Emphasis"><text:span text:style-name="T6">th</text:span></text:span><text:span text:style-name="T3"> character of </text:span><text:span text:style-name="Emphasis"><text:span text:style-name="T5">k</text:span></text:span><text:span text:style-name="T3"> to the next alphabetical character in </text:span><text:span text:style-name="Emphasis"><text:span text:style-name="T5">p</text:span></text:span><text:span text:style-name="T3">; you must not yet advance to the next character in </text:span><text:span text:style-name="Emphasis"><text:span text:style-name="T5">k</text:span></text:span><text:span text:style-name="T3">. Finally, your program must preserve the case of each letter in </text:span><text:span text:style-name="Emphasis"><text:span text:style-name="T5">p</text:span></text:span><text:span text:style-name="T3">.</text:span></text:p>
          <text:p text:style-name="P26"><text:span text:style-name="T3">Not sure where to begin? As luck would have it, this program’s pretty similar to </text:span><text:span text:style-name="Source_20_Text"><text:span text:style-name="T12">caesar</text:span></text:span><text:span text:style-name="T3">! Only this time, you need to decide which character in </text:span><text:span text:style-name="Emphasis"><text:span text:style-name="T5">k</text:span></text:span><text:span text:style-name="T3"> to use as you iterate from character to character in </text:span><text:span text:style-name="Emphasis"><text:span text:style-name="T5">p</text:span></text:span><text:span text:style-name="T3">.</text:span></text:p>
          <text:p text:style-name="P18">And here’s Zamyla again with some tips:</text:p>
        </text:list-item>
      </text:list>
      <text:p text:style-name="P1"><text:a xlink:type="simple" xlink:href="http://www.youtube.com/watch?feature=player_embedded&amp;v=Uma2HZMPm2M">http://www.youtube.com/watch?feature=player_embedded&amp;v=Uma2HZMPm2M</text:a></text:p>
      <text:p text:style-name="P1"/>
      <text:p text:style-name="P2">So that we can automate some tests of your code, your program must behave per the below; highlighted in bold are some sample inputs.</text:p>
      <text:list xml:id="list2607405873793695852" text:style-name="L10">
        <text:list-header>
          <text:p text:style-name="P33">jharvard@appliance (~/Dropbox/pset2): <text:span text:style-name="T1">./vigenere bacon</text:span></text:p>
          <text:p text:style-name="P41">Meet me at the park at eleven am</text:p>
          <text:p text:style-name="P43">Negh zf av huf pcfx bt gzrwep oz</text:p>
          <text:p text:style-name="P39"/>
          <text:p text:style-name="P27"><text:span text:style-name="T3">How to test your program, besides predicting what it should output, given some input? Well, recall that we’re nice people. And so we’ve written a program called </text:span><text:span text:style-name="Source_20_Text"><text:span text:style-name="T12">devigenere</text:span></text:span><text:span text:style-name="T3"> that also takes one and only one command-line argument (a keyword) but whose job is to take ciphertext as input and produce plaintext as output.</text:span></text:p>
          <text:p text:style-name="P19">To use our program, execute</text:p>
          <text:p text:style-name="P37"><text:span text:style-name="Source_20_Text"><text:span text:style-name="T8">~cs50/pset2/devigenere k</text:span></text:span></text:p>
          <text:p text:style-name="P27"><text:span text:style-name="T3">at your prompt, where </text:span><text:span text:style-name="Source_20_Text"><text:span text:style-name="T12">k</text:span></text:span><text:span text:style-name="T3"> is some keyword. Presumably you’ll want to paste your program’s output as input to our program; be sure, of course, to use the same key. Note that you do not need to implement </text:span><text:span text:style-name="Source_20_Text"><text:span text:style-name="T12">devigenere</text:span></text:span><text:span text:style-name="T3"> yourself, only </text:span><text:span text:style-name="Source_20_Text"><text:span text:style-name="T12">vigenere</text:span></text:span><text:span text:style-name="T3">.</text:span></text:p>
          <text:p text:style-name="P27"><text:span text:style-name="T3">If you’d like to check the correctness of your program with </text:span><text:span text:style-name="Source_20_Text"><text:span text:style-name="T12">check50</text:span></text:span><text:span text:style-name="T3">, you may execute the below.</text:span></text:p>
          <text:p text:style-name="P37"><text:span text:style-name="Source_20_Text"><text:span text:style-name="T8">check50 2014/x/pset2/vigenere vigenere.c</text:span></text:span></text:p>
          <text:p text:style-name="P27"><text:span text:style-name="T3">And if you’d like to play with the staff’s own implementation of </text:span><text:span text:style-name="Source_20_Text"><text:span text:style-name="T12">vigenere</text:span></text:span><text:span text:style-name="T3"> in the appliance, you may execute the below.</text:span></text:p>
          <text:p text:style-name="P37"><text:soft-page-break/><text:span text:style-name="Source_20_Text"><text:span text:style-name="T8">~cs50/pset2/vigenere</text:span></text:span></text:p>
        </text:list-header>
      </text:list>
      <text:h text:style-name="P30" text:outline-level="2"><text:bookmark text:name="_how_to_submit"/>How to Submit</text:h>
      <text:h text:style-name="P31" text:outline-level="3"><text:bookmark text:name="_step_1_of_2"/>Step 1 of 2</text:h>
      <text:list xml:id="list7820839637829058078" text:style-name="L11">
        <text:list-item>
          <text:p text:style-name="P9"><text:span text:style-name="T3">When ready to submit, open up Chrome </text:span><text:span text:style-name="Emphasis"><text:span text:style-name="T5">inside</text:span></text:span><text:span text:style-name="T3"> of the appliance (not on your own computer) and visit </text:span><text:a xlink:type="simple" xlink:href="http://apps.cs50.edx.org/join/52c27bb7-d1a8-496e-acfa-1dc37f000001"><text:span text:style-name="T11">CS50 Submit</text:span></text:a><text:span text:style-name="T3">, logging in if prompted.</text:span></text:p>
        </text:list-item>
        <text:list-item>
          <text:p text:style-name="P9"><text:span text:style-name="T3">Click </text:span><text:span text:style-name="Strong_20_Emphasis"><text:span text:style-name="T2">Submit</text:span></text:span><text:span text:style-name="T3"> toward the window’s top-left corner.</text:span></text:p>
        </text:list-item>
        <text:list-item>
          <text:p text:style-name="P9"><text:span text:style-name="T3">Under </text:span><text:span text:style-name="Strong_20_Emphasis"><text:span text:style-name="T2">Problem Set 2</text:span></text:span><text:span text:style-name="T3"> on the screen that appears, click </text:span><text:span text:style-name="Strong_20_Emphasis"><text:span text:style-name="T2">Upload New Submission</text:span></text:span><text:span text:style-name="T3">.</text:span></text:p>
        </text:list-item>
        <text:list-item>
          <text:p text:style-name="P9"><text:span text:style-name="T3">On the screen that appears, click </text:span><text:span text:style-name="Strong_20_Emphasis"><text:span text:style-name="T2">Add files…</text:span></text:span><text:span text:style-name="T3">. A window entitled </text:span><text:span text:style-name="Strong_20_Emphasis"><text:span text:style-name="T2">Open Files</text:span></text:span><text:span text:style-name="T3"> should appear.</text:span></text:p>
        </text:list-item>
        <text:list-item>
          <text:p text:style-name="P28"><text:span text:style-name="T3">Navigate your way to </text:span><text:span text:style-name="Source_20_Text"><text:span text:style-name="T12">caesar.c</text:span></text:span><text:span text:style-name="T3">, as by clicking </text:span><text:span text:style-name="Strong_20_Emphasis"><text:span text:style-name="T2">jharvard</text:span></text:span><text:span text:style-name="T3">, then double-clicking </text:span><text:span text:style-name="Strong_20_Emphasis"><text:span text:style-name="T2">Dropbox</text:span></text:span><text:span text:style-name="T3">, then double-clicking </text:span><text:span text:style-name="Strong_20_Emphasis"><text:span text:style-name="T2">pset2</text:span></text:span><text:span text:style-name="T3">. Once you find </text:span><text:span text:style-name="Source_20_Text"><text:span text:style-name="T12">caesar.c</text:span></text:span><text:span text:style-name="T3">, click it once to select it, then click </text:span><text:span text:style-name="Strong_20_Emphasis"><text:span text:style-name="T2">Open</text:span></text:span><text:span text:style-name="T3">.</text:span></text:p>
        </text:list-item>
        <text:list-item>
          <text:p text:style-name="P9"><text:span text:style-name="T3">Click </text:span><text:span text:style-name="Strong_20_Emphasis"><text:span text:style-name="T2">Add files…</text:span></text:span><text:span text:style-name="T3"> again, and a window entitled </text:span><text:span text:style-name="Strong_20_Emphasis"><text:span text:style-name="T2">Open Files</text:span></text:span><text:span text:style-name="T3"> should appear again.</text:span></text:p>
        </text:list-item>
        <text:list-item>
          <text:p text:style-name="P28"><text:span text:style-name="T3">Navigate your way to </text:span><text:span text:style-name="Source_20_Text"><text:span text:style-name="T12">vigenere.c</text:span></text:span><text:span text:style-name="T3"> as before. Click it once to select it, then click </text:span><text:span text:style-name="Strong_20_Emphasis"><text:span text:style-name="T2">Open</text:span></text:span><text:span text:style-name="T3">.</text:span></text:p>
        </text:list-item>
        <text:list-item>
          <text:p text:style-name="P9"><text:span text:style-name="T3">Click </text:span><text:span text:style-name="Strong_20_Emphasis"><text:span text:style-name="T2">Start upload</text:span></text:span><text:span text:style-name="T3"> to upload all of your files at once to CS50’s servers.</text:span></text:p>
        </text:list-item>
        <text:list-item>
          <text:p text:style-name="P9"><text:span text:style-name="T3">On the screen that appears, you should see a window with </text:span><text:span text:style-name="Strong_20_Emphasis"><text:span text:style-name="T2">No File Selected</text:span></text:span><text:span text:style-name="T3">. If you move your mouse toward the window’s lefthand side, you should see a list of the files you uploaded. Click each to confirm the contents of each. (No need to click any other buttons or icons.) If confident that you submitted the files you intended, consider your source code submitted! If you’d like to re-submit different (or modified) files, simply return to </text:span><text:a xlink:type="simple" xlink:href="http://apps.cs50.edx.org/join/52c27bb7-d1a8-496e-acfa-1dc37f000001"><text:span text:style-name="T11">CS50 Submit</text:span></text:a><text:span text:style-name="T3"> and repeat these steps. You may re-submit as many times as you’d like; we’ll grade your most recent submission, so long as it’s before the deadline.</text:span></text:p>
        </text:list-item>
      </text:list>
      <text:h text:style-name="P31" text:outline-level="3"><text:bookmark text:name="_step_2_of_2"/>Step 2 of 2</text:h>
      <text:list xml:id="list4867951111727973340" text:style-name="L12">
        <text:list-item>
          <text:p text:style-name="P10"><text:span text:style-name="T3">Head to </text:span><text:a xlink:type="simple" xlink:href="https://x.cs50.net/2014/psets/2/"><text:span text:style-name="T11">https://x.cs50.net/2014/psets/2/</text:span></text:a><text:span text:style-name="T3"> where a short form awaits. Once you have submitted that form (as well as your source code), you are done!</text:span></text:p>
          <text:p text:style-name="P20">This was Problem Set 2.</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nsolas" svg:font-family="Consolas, 'Liberation Mono', Courier, monospace"/>
    <style:font-face style:name="Georgia" svg:font-family="Georgia, 'URW Bookman L', Helvetica, Arial, sans-serif"/>
    <style:font-face style:name="Lohit Devanagari1" svg:font-family="'Lohit Devanagari'"/>
    <style:font-face style:name="inherit" svg:font-family="inherit"/>
    <style:font-face style:name="DejaVu Sans Mono" svg:font-family="'DejaVu Sans Mono'" style:font-family-generic="modern" style:font-pitch="fixed"/>
    <style:font-face style:name="Lohit Devanagari2" svg:font-family="'Lohit Devanagari'"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text-properties style:font-name="Liberation Serif" fo:font-family="'Liberation Serif'" style:font-family-generic="roman" style:font-pitch="variable" fo:font-size="24pt" fo:font-weight="bold" style:font-name-asian="WenQuanYi Zen Hei Sharp" style:font-family-asian="'WenQuanYi Zen Hei Sharp'"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Liberation Serif" fo:font-family="'Liberation Serif'" style:font-family-generic="roman" style:font-pitch="variable" fo:font-size="18pt" fo:font-weight="bold" style:font-name-asian="WenQuanYi Zen Hei Sharp" style:font-family-asian="'WenQuanYi Zen Hei Sharp'"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Liberation Serif" fo:font-family="'Liberation Serif'" style:font-family-generic="roman" style:font-pitch="variable" fo:font-size="14pt" fo:font-weight="bold" style:font-name-asian="WenQuanYi Zen Hei Sharp" style:font-family-asian="'WenQuanYi Zen Hei Sharp'"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WenQuanYi Zen Hei Sharp1" style:font-family-asian="'WenQuanYi Zen Hei Sharp'" style:font-family-generic-asian="modern" style:font-pitch-asian="fixed" style:font-size-asian="10pt" style:font-name-complex="Lohit Devanagari2" style:font-family-complex="'Lohit Devanagari'"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WenQuanYi Zen Hei Sharp1" style:font-family-asian="'WenQuanYi Zen Hei Sharp'" style:font-family-generic-asian="modern" style:font-pitch-asian="fixed" style:font-name-complex="Lohit Devanagari2" style:font-family-complex="'Lohit Devanagari'"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hn Harvard</meta:initial-creator>
    <meta:creation-date>2014-03-29T17:24:10.488874394</meta:creation-date>
    <dc:date>2014-03-29T17:27:28.719920959</dc:date>
    <dc:creator>John Harvard</dc:creator>
    <meta:editing-duration>P0D</meta:editing-duration>
    <meta:editing-cycles>1</meta:editing-cycles>
    <meta:document-statistic meta:table-count="0" meta:image-count="0" meta:object-count="0" meta:page-count="13" meta:paragraph-count="186" meta:word-count="3981" meta:character-count="22546" meta:non-whitespace-character-count="18891"/>
    <meta:generator>LibreOffice/4.1.5.3$Linux_x86 LibreOffice_project/410$Build-3</meta:generator>
  </office:meta>
</office:document-meta>
</file>